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4" style:family="table-cell" style:parent-style-name="Default">
      <style:text-properties fo:color="#0000c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Uniform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0" table:number-rows-spanned="1">
            <text:p>Uniform density 4th order colella s=2</text:p>
          </table:table-cell>
          <table:covered-table-cell table:number-columns-repeated="9"/>
          <table:table-cell table:number-columns-repeated="8"/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130E-14 </text:p>
          </table:table-cell>
          <table:table-cell/>
          <table:table-cell table:style-name="ce2" office:value-type="string">
            <text:p><text:s/>0.163E-14 </text:p>
          </table:table-cell>
          <table:table-cell/>
          <table:table-cell table:style-name="ce2" office:value-type="string">
            <text:p><text:s/>0.611E-1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287E-14 </text:p>
          </table:table-cell>
          <table:table-cell table:formula="of:=LOG([.E3]/[.E4];2)" office:value-type="float" office:value="-1.14253911364723">
            <text:p>-1.1425391136</text:p>
          </table:table-cell>
          <table:table-cell table:style-name="ce2" office:value-type="string">
            <text:p><text:s/>0.340E-14 </text:p>
          </table:table-cell>
          <table:table-cell table:formula="of:=LOG([.G3]/[.G4];2)" office:value-type="float" office:value="-1.06066278190662">
            <text:p>-1.0606627819</text:p>
          </table:table-cell>
          <table:table-cell table:style-name="ce2" office:value-type="string">
            <text:p><text:s/>0.117E-14</text:p>
          </table:table-cell>
          <table:table-cell table:formula="of:=LOG([.I3]/[.I4];2)" office:value-type="float" office:value="-0.937264244652037">
            <text:p>-0.9372642447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103E-13 </text:p>
          </table:table-cell>
          <table:table-cell table:formula="of:=LOG([.E4]/[.E5];2)" office:value-type="float" office:value="-1.84352169539489">
            <text:p>-1.8435216954</text:p>
          </table:table-cell>
          <table:table-cell table:style-name="ce2" office:value-type="string">
            <text:p><text:s/>0.123E-13 </text:p>
          </table:table-cell>
          <table:table-cell table:formula="of:=LOG([.G4]/[.G5];2)" office:value-type="float" office:value="-1.8550516640889">
            <text:p>-1.8550516641</text:p>
          </table:table-cell>
          <table:table-cell table:style-name="ce2" office:value-type="string">
            <text:p><text:s/>0.372E-14</text:p>
          </table:table-cell>
          <table:table-cell table:formula="of:=LOG([.I4]/[.I5];2)" office:value-type="float" office:value="-1.66879409152463">
            <text:p>-1.668794091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379E-13 </text:p>
          </table:table-cell>
          <table:table-cell table:formula="of:=LOG([.E5]/[.E6];2)" office:value-type="float" office:value="-1.87955351098787">
            <text:p>-1.879553511</text:p>
          </table:table-cell>
          <table:table-cell table:style-name="ce2" office:value-type="string">
            <text:p><text:s/>0.464E-13 </text:p>
          </table:table-cell>
          <table:table-cell table:formula="of:=LOG([.G5]/[.G6];2)" office:value-type="float" office:value="-1.91546648978833">
            <text:p>-1.9154664898</text:p>
          </table:table-cell>
          <table:table-cell table:style-name="ce2" office:value-type="string">
            <text:p><text:s/>0.135E-13</text:p>
          </table:table-cell>
          <table:table-cell table:formula="of:=LOG([.I5]/[.I6];2)" office:value-type="float" office:value="-1.85958488083016">
            <text:p>-1.8595848808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148E-12 </text:p>
          </table:table-cell>
          <table:table-cell table:formula="of:=LOG([.E6]/[.E7];2)" office:value-type="float" office:value="-1.96532742234522">
            <text:p>-1.9653274223</text:p>
          </table:table-cell>
          <table:table-cell table:style-name="ce2" office:value-type="string">
            <text:p><text:s/>0.182E-12 </text:p>
          </table:table-cell>
          <table:table-cell table:formula="of:=LOG([.G6]/[.G7];2)" office:value-type="float" office:value="-1.97174173995849">
            <text:p>-1.97174174</text:p>
          </table:table-cell>
          <table:table-cell table:style-name="ce2" office:value-type="string">
            <text:p><text:s/>0.521E-13</text:p>
          </table:table-cell>
          <table:table-cell table:formula="of:=LOG([.I6]/[.I7];2)" office:value-type="float" office:value="-1.94832396522768">
            <text:p>-1.948323965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3"/>
          <table:table-cell table:style-name="ce2" table:number-columns-repeated="4"/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2" table:number-columns-repeated="4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4">
          <table:table-cell table:number-columns-repeated="13"/>
          <table:table-cell table:style-name="ce2" table:number-columns-repeated="3"/>
          <table:table-cell table:number-columns-repeated="2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table:number-columns-repeated="9"/>
        </table:table-row>
        <table:table-row table:style-name="ro1" table:number-rows-repeated="104851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entred Sphere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enter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0">
            <text:p>10</text:p>
          </table:table-cell>
          <table:table-cell table:style-name="ce2" office:value-type="string">
            <text:p><text:s/>0.942E+00 </text:p>
          </table:table-cell>
          <table:table-cell table:style-name="ce2" office:value-type="string">
            <text:p><text:s/>0.134E+00 </text:p>
          </table:table-cell>
          <table:table-cell/>
          <table:table-cell table:style-name="ce2" office:value-type="string">
            <text:p><text:s/>0.166E+00 </text:p>
          </table:table-cell>
          <table:table-cell/>
          <table:table-cell table:style-name="ce2" office:value-type="string">
            <text:p><text:s/>0.388E-01</text:p>
          </table:table-cell>
          <table: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table:style-name="ce2" office:value-type="string">
            <text:p><text:s/>0.982E+00 </text:p>
          </table:table-cell>
          <table:table-cell table:style-name="ce2" office:value-type="string">
            <text:p><text:s/>0.313E-01 </text:p>
          </table:table-cell>
          <table:table-cell table:formula="of:=LOG([.E3]/[.E4];2)" office:value-type="float" office:value="2.09799843841252">
            <text:p>2.0979984384</text:p>
          </table:table-cell>
          <table:table-cell table:style-name="ce2" office:value-type="string">
            <text:p><text:s/>0.422E-01 </text:p>
          </table:table-cell>
          <table:table-cell table:formula="of:=LOG([.G3]/[.G4];2)" office:value-type="float" office:value="1.9758683375271">
            <text:p>1.9758683375</text:p>
          </table:table-cell>
          <table:table-cell table:style-name="ce2" office:value-type="string">
            <text:p><text:s/>0.232E-01</text:p>
          </table:table-cell>
          <table:table-cell table:formula="of:=LOG([.I3]/[.I4];2)" office:value-type="float" office:value="0.741931847059555">
            <text:p>0.7419318471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101E+01 </text:p>
          </table:table-cell>
          <table:table-cell table:style-name="ce2" office:value-type="string">
            <text:p><text:s/>0.237E-01 </text:p>
          </table:table-cell>
          <table:table-cell table:formula="of:=LOG([.E4]/[.E5];2)" office:value-type="float" office:value="0.401275598034359">
            <text:p>0.401275598</text:p>
          </table:table-cell>
          <table:table-cell table:style-name="ce2" office:value-type="string">
            <text:p><text:s/>0.304E-01 </text:p>
          </table:table-cell>
          <table:table-cell table:formula="of:=LOG([.G4]/[.G5];2)" office:value-type="float" office:value="0.4731716752636">
            <text:p>0.4731716753</text:p>
          </table:table-cell>
          <table:table-cell table:style-name="ce2" office:value-type="string">
            <text:p><text:s/>0.824E-02</text:p>
          </table:table-cell>
          <table:table-cell table:formula="of:=LOG([.I4]/[.I5];2)" office:value-type="float" office:value="1.49340856283172">
            <text:p>1.4934085628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246E-03 </text:p>
          </table:table-cell>
          <table:table-cell table:formula="of:=LOG([.E5]/[.E6];2)" office:value-type="float" office:value="6.59008493333374">
            <text:p>6.5900849333</text:p>
          </table:table-cell>
          <table:table-cell table:style-name="ce2" office:value-type="string">
            <text:p><text:s/>0.585E-03 </text:p>
          </table:table-cell>
          <table:table-cell table:formula="of:=LOG([.G5]/[.G6];2)" office:value-type="float" office:value="5.69949088874754">
            <text:p>5.6994908887</text:p>
          </table:table-cell>
          <table:table-cell table:style-name="ce2" office:value-type="string">
            <text:p><text:s/>0.839E-03</text:p>
          </table:table-cell>
          <table:table-cell table:formula="of:=LOG([.I5]/[.I6];2)" office:value-type="float" office:value="3.29590162163076">
            <text:p>3.295901621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100E+01 </text:p>
          </table:table-cell>
          <table:table-cell table:style-name="ce2" office:value-type="string">
            <text:p><text:s/>0.301E-03 </text:p>
          </table:table-cell>
          <table:table-cell table:formula="of:=LOG([.E6]/[.E7];2)" office:value-type="float" office:value="-0.291105171420462">
            <text:p>-0.2911051714</text:p>
          </table:table-cell>
          <table:table-cell table:style-name="ce2" office:value-type="string">
            <text:p><text:s/>0.450E-03 </text:p>
          </table:table-cell>
          <table:table-cell table:formula="of:=LOG([.G6]/[.G7];2)" office:value-type="float" office:value="0.37851162325373">
            <text:p>0.3785116233</text:p>
          </table:table-cell>
          <table:table-cell table:style-name="ce2" office:value-type="string">
            <text:p><text:s/>0.513E-03</text:p>
          </table:table-cell>
          <table:table-cell table:formula="of:=LOG([.I6]/[.I7];2)" office:value-type="float" office:value="0.709711984832769">
            <text:p>0.7097119848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ce2"/>
          <table:table-cell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3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usoid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Sinusoid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592E-02 </text:p>
          </table:table-cell>
          <table:table-cell/>
          <table:table-cell office:value-type="string">
            <text:p><text:s/>0.790E-02 </text:p>
          </table:table-cell>
          <table:table-cell/>
          <table:table-cell office:value-type="string">
            <text:p><text:s/>0.242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363E-03 </text:p>
          </table:table-cell>
          <table:table-cell table:formula="of:=LOG([.E3]/[.E4];2)" office:value-type="float" office:value="4.02755572252056">
            <text:p>4.0275557225</text:p>
          </table:table-cell>
          <table:table-cell office:value-type="string">
            <text:p><text:s/>0.511E-03 </text:p>
          </table:table-cell>
          <table:table-cell table:formula="of:=LOG([.G3]/[.G4];2)" office:value-type="float" office:value="3.95045745701421">
            <text:p>3.950457457</text:p>
          </table:table-cell>
          <table:table-cell office:value-type="string">
            <text:p><text:s/>0.153E-02</text:p>
          </table:table-cell>
          <table:table-cell table:formula="of:=LOG([.I3]/[.I4];2)" office:value-type="float" office:value="3.98340348946931">
            <text:p>3.9834034895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16E-04 </text:p>
          </table:table-cell>
          <table:table-cell table:formula="of:=LOG([.E4]/[.E5];2)" office:value-type="float" office:value="4.07086633071965">
            <text:p>4.0708663307</text:p>
          </table:table-cell>
          <table:table-cell office:value-type="string">
            <text:p><text:s/>0.315E-04 </text:p>
          </table:table-cell>
          <table:table-cell table:formula="of:=LOG([.G4]/[.G5];2)" office:value-type="float" office:value="4.01989955743771">
            <text:p>4.0198995574</text:p>
          </table:table-cell>
          <table:table-cell office:value-type="string">
            <text:p><text:s/>0.991E-04</text:p>
          </table:table-cell>
          <table:table-cell table:formula="of:=LOG([.I4]/[.I5];2)" office:value-type="float" office:value="3.94850278528089">
            <text:p>3.9485027853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0E-05 </text:p>
          </table:table-cell>
          <table:table-cell table:formula="of:=LOG([.E5]/[.E6];2)" office:value-type="float" office:value="4.05444778402238">
            <text:p>4.054447784</text:p>
          </table:table-cell>
          <table:table-cell office:value-type="string">
            <text:p><text:s/>0.193E-05 </text:p>
          </table:table-cell>
          <table:table-cell table:formula="of:=LOG([.G5]/[.G6];2)" office:value-type="float" office:value="4.02867907600656">
            <text:p>4.028679076</text:p>
          </table:table-cell>
          <table:table-cell office:value-type="string">
            <text:p><text:s/>0.621E-05</text:p>
          </table:table-cell>
          <table:table-cell table:formula="of:=LOG([.I5]/[.I6];2)" office:value-type="float" office:value="3.99621988385337">
            <text:p>3.996219883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795E-07 </text:p>
          </table:table-cell>
          <table:table-cell table:formula="of:=LOG([.E6]/[.E7];2)" office:value-type="float" office:value="4.03141295263146">
            <text:p>4.0314129526</text:p>
          </table:table-cell>
          <table:table-cell office:value-type="string">
            <text:p><text:s/>0.120E-06 </text:p>
          </table:table-cell>
          <table:table-cell table:formula="of:=LOG([.G6]/[.G7];2)" office:value-type="float" office:value="4.00749453654692">
            <text:p>4.0074945365</text:p>
          </table:table-cell>
          <table:table-cell office:value-type="string">
            <text:p><text:s/>0.388E-06</text:p>
          </table:table-cell>
          <table:table-cell table:formula="of:=LOG([.I6]/[.I7];2)" office:value-type="float" office:value="4.00046471092072">
            <text:p>4.000464710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Sinusoid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-0.198E-06 </text:p>
          </table:table-cell>
          <table:table-cell office:value-type="string">
            <text:p><text:s/>0.803E-01 </text:p>
          </table:table-cell>
          <table:table-cell/>
          <table:table-cell office:value-type="string">
            <text:p><text:s/>0.107E+00 </text:p>
          </table:table-cell>
          <table:table-cell/>
          <table:table-cell office:value-type="string">
            <text:p><text:s/>0.410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-0.189E-06 </text:p>
          </table:table-cell>
          <table:table-cell office:value-type="string">
            <text:p><text:s/>0.478E-02 </text:p>
          </table:table-cell>
          <table:table-cell table:formula="of:=LOG([.E10]/[.E11];2)" office:value-type="float" office:value="4.07031746442393">
            <text:p>4.0703174644</text:p>
          </table:table-cell>
          <table:table-cell office:value-type="string">
            <text:p><text:s/>0.673E-02 </text:p>
          </table:table-cell>
          <table:table-cell table:formula="of:=LOG([.G10]/[.G11];2)" office:value-type="float" office:value="3.99086048156555">
            <text:p>3.9908604816</text:p>
          </table:table-cell>
          <table:table-cell office:value-type="string">
            <text:p><text:s/>0.251E-02</text:p>
          </table:table-cell>
          <table:table-cell table:formula="of:=LOG([.I10]/[.I11];2)" office:value-type="float" office:value="4.02986464044204">
            <text:p>4.029864640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-0.186E-06 </text:p>
          </table:table-cell>
          <table:table-cell office:value-type="string">
            <text:p><text:s/>0.282E-03 </text:p>
          </table:table-cell>
          <table:table-cell table:formula="of:=LOG([.E11]/[.E12];2)" office:value-type="float" office:value="4.08324355046932">
            <text:p>4.0832435505</text:p>
          </table:table-cell>
          <table:table-cell office:value-type="string">
            <text:p><text:s/>0.411E-03 </text:p>
          </table:table-cell>
          <table:table-cell table:formula="of:=LOG([.G11]/[.G12];2)" office:value-type="float" office:value="4.033396205816">
            <text:p>4.0333962058</text:p>
          </table:table-cell>
          <table:table-cell office:value-type="string">
            <text:p><text:s/>0.162E-03</text:p>
          </table:table-cell>
          <table:table-cell table:formula="of:=LOG([.I11]/[.I12];2)" office:value-type="float" office:value="3.95362164595351">
            <text:p>3.95362164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-0.186E-06 </text:p>
          </table:table-cell>
          <table:table-cell office:value-type="string">
            <text:p><text:s/>0.170E-04 </text:p>
          </table:table-cell>
          <table:table-cell table:formula="of:=LOG([.E12]/[.E13];2)" office:value-type="float" office:value="4.05208851114845">
            <text:p>4.0520885111</text:p>
          </table:table-cell>
          <table:table-cell office:value-type="string">
            <text:p><text:s/>0.252E-04 </text:p>
          </table:table-cell>
          <table:table-cell table:formula="of:=LOG([.G12]/[.G13];2)" office:value-type="float" office:value="4.02764275506913">
            <text:p>4.0276427551</text:p>
          </table:table-cell>
          <table:table-cell office:value-type="string">
            <text:p><text:s/>0.101E-04</text:p>
          </table:table-cell>
          <table:table-cell table:formula="of:=LOG([.I12]/[.I13];2)" office:value-type="float" office:value="4.00356661502019">
            <text:p>4.003566615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-0.186E-06 </text:p>
          </table:table-cell>
          <table:table-cell office:value-type="string">
            <text:p><text:s/>0.104E-05 </text:p>
          </table:table-cell>
          <table:table-cell table:formula="of:=LOG([.E13]/[.E14];2)" office:value-type="float" office:value="4.03087931288397">
            <text:p>4.0308793129</text:p>
          </table:table-cell>
          <table:table-cell office:value-type="string">
            <text:p><text:s/>0.156E-05 </text:p>
          </table:table-cell>
          <table:table-cell table:formula="of:=LOG([.G13]/[.G14];2)" office:value-type="float" office:value="4.01380579952503">
            <text:p>4.0138057995</text:p>
          </table:table-cell>
          <table:table-cell office:value-type="string">
            <text:p><text:s/>0.632E-06</text:p>
          </table:table-cell>
          <table:table-cell table:formula="of:=LOG([.I13]/[.I14];2)" office:value-type="float" office:value="3.99828692434942">
            <text:p>3.998286924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-0.186E-06 </text:p>
          </table:table-cell>
          <table:table-cell office:value-type="string">
            <text:p><text:s/>0.640E-07 </text:p>
          </table:table-cell>
          <table:table-cell table:formula="of:=LOG([.E14]/[.E15];2)" office:value-type="float" office:value="4.02236781302846">
            <text:p>4.022367813</text:p>
          </table:table-cell>
          <table:table-cell office:value-type="string">
            <text:p><text:s/>0.970E-07 </text:p>
          </table:table-cell>
          <table:table-cell table:formula="of:=LOG([.G14]/[.G15];2)" office:value-type="float" office:value="4.00741747156248">
            <text:p>4.0074174716</text:p>
          </table:table-cell>
          <table:table-cell office:value-type="string">
            <text:p><text:s/>0.394E-07</text:p>
          </table:table-cell>
          <table:table-cell table:formula="of:=LOG([.I14]/[.I15];2)" office:value-type="float" office:value="4.00365702360809">
            <text:p>4.0036570236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-0.186E-06 </text:p>
          </table:table-cell>
          <table:table-cell office:value-type="string">
            <text:p><text:s/>0.398E-08 </text:p>
          </table:table-cell>
          <table:table-cell table:formula="of:=LOG([.E15]/[.E16];2)" office:value-type="float" office:value="4.00723156923108">
            <text:p>4.0072315692</text:p>
          </table:table-cell>
          <table:table-cell office:value-type="string">
            <text:p><text:s/>0.604E-08 </text:p>
          </table:table-cell>
          <table:table-cell table:formula="of:=LOG([.G15]/[.G16];2)" office:value-type="float" office:value="4.00536429263677">
            <text:p>4.0053642926</text:p>
          </table:table-cell>
          <table:table-cell office:value-type="string">
            <text:p><text:s/>0.246E-08</text:p>
          </table:table-cell>
          <table:table-cell table:formula="of:=LOG([.I15]/[.I16];2)" office:value-type="float" office:value="4.0014654090045">
            <text:p>4.001465409</text:p>
          </table:table-cell>
        </table:table-row>
      </table:table>
      <table:table table:name="Ploynomial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433E-01 </text:p>
          </table:table-cell>
          <table:table-cell/>
          <table:table-cell office:value-type="string">
            <text:p><text:s/>0.458E-01 </text:p>
          </table:table-cell>
          <table:table-cell/>
          <table:table-cell office:value-type="string">
            <text:p><text:s/>0.806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196E-02 </text:p>
          </table:table-cell>
          <table:table-cell table:formula="of:=LOG([.E3]/[.E4];2)" office:value-type="float" office:value="4.46544146549888">
            <text:p>4.4654414655</text:p>
          </table:table-cell>
          <table:table-cell office:value-type="string">
            <text:p><text:s/>0.219E-02 </text:p>
          </table:table-cell>
          <table:table-cell table:formula="of:=LOG([.G3]/[.G4];2)" office:value-type="float" office:value="4.38634482338313">
            <text:p>4.3863448234</text:p>
          </table:table-cell>
          <table:table-cell office:value-type="string">
            <text:p><text:s/>0.425E-02</text:p>
          </table:table-cell>
          <table:table-cell table:formula="of:=LOG([.I3]/[.I4];2)" office:value-type="float" office:value="4.24524509239027">
            <text:p>4.2452450924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101E-03 </text:p>
          </table:table-cell>
          <table:table-cell table:formula="of:=LOG([.E4]/[.E5];2)" office:value-type="float" office:value="4.27842645625078">
            <text:p>4.2784264563</text:p>
          </table:table-cell>
          <table:table-cell office:value-type="string">
            <text:p><text:s/>0.118E-03 </text:p>
          </table:table-cell>
          <table:table-cell table:formula="of:=LOG([.G4]/[.G5];2)" office:value-type="float" office:value="4.2140721051267">
            <text:p>4.2140721051</text:p>
          </table:table-cell>
          <table:table-cell office:value-type="string">
            <text:p><text:s/>0.248E-03</text:p>
          </table:table-cell>
          <table:table-cell table:formula="of:=LOG([.I4]/[.I5];2)" office:value-type="float" office:value="4.09905081552555">
            <text:p>4.0990508155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571E-05 </text:p>
          </table:table-cell>
          <table:table-cell table:formula="of:=LOG([.E5]/[.E6];2)" office:value-type="float" office:value="4.14472073716368">
            <text:p>4.1447207372</text:p>
          </table:table-cell>
          <table:table-cell office:value-type="string">
            <text:p><text:s/>0.685E-05 </text:p>
          </table:table-cell>
          <table:table-cell table:formula="of:=LOG([.G5]/[.G6];2)" office:value-type="float" office:value="4.10653906128868">
            <text:p>4.1065390613</text:p>
          </table:table-cell>
          <table:table-cell office:value-type="string">
            <text:p><text:s/>0.149E-04</text:p>
          </table:table-cell>
          <table:table-cell table:formula="of:=LOG([.I5]/[.I6];2)" office:value-type="float" office:value="4.05695588481208">
            <text:p>4.0569558848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/>
          <table:table-cell office:value-type="string">
            <text:p><text:s/>0.338E-06 </text:p>
          </table:table-cell>
          <table:table-cell table:formula="of:=LOG([.E6]/[.E7];2)" office:value-type="float" office:value="4.07839559396802">
            <text:p>4.078395594</text:p>
          </table:table-cell>
          <table:table-cell office:value-type="string">
            <text:p><text:s/>0.411E-06 </text:p>
          </table:table-cell>
          <table:table-cell table:formula="of:=LOG([.G6]/[.G7];2)" office:value-type="float" office:value="4.05889368905357">
            <text:p>4.0588936891</text:p>
          </table:table-cell>
          <table:table-cell office:value-type="string">
            <text:p><text:s/>0.910E-06</text:p>
          </table:table-cell>
          <table:table-cell table:formula="of:=LOG([.I6]/[.I7];2)" office:value-type="float" office:value="4.03330197515083">
            <text:p>4.033301975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6th order Ploynomial 4th order colella s=2 (non 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 office:value-type="string">
            <text:p><text:s/>0.997E+01 </text:p>
          </table:table-cell>
          <table:table-cell office:value-type="string">
            <text:p><text:s/>0.565E+00 </text:p>
          </table:table-cell>
          <table:table-cell/>
          <table:table-cell office:value-type="string">
            <text:p><text:s/>0.597E+00 </text:p>
          </table:table-cell>
          <table:table-cell/>
          <table:table-cell office:value-type="string">
            <text:p><text:s/>0.131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string">
            <text:p><text:s/>0.111E+02 </text:p>
          </table:table-cell>
          <table:table-cell office:value-type="string">
            <text:p><text:s/>0.256E-01 </text:p>
          </table:table-cell>
          <table:table-cell table:formula="of:=LOG([.E10]/[.E11];2)" office:value-type="float" office:value="4.46403515218991">
            <text:p>4.4640351522</text:p>
          </table:table-cell>
          <table:table-cell office:value-type="string">
            <text:p><text:s/>0.286E-01 </text:p>
          </table:table-cell>
          <table:table-cell table:formula="of:=LOG([.G10]/[.G11];2)" office:value-type="float" office:value="4.38364387937378">
            <text:p>4.3836438794</text:p>
          </table:table-cell>
          <table:table-cell office:value-type="string">
            <text:p><text:s/>0.692E-02</text:p>
          </table:table-cell>
          <table:table-cell table:formula="of:=LOG([.I10]/[.I11];2)" office:value-type="float" office:value="4.24265096367545">
            <text:p>4.2426509637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14E+02 </text:p>
          </table:table-cell>
          <table:table-cell office:value-type="string">
            <text:p><text:s/>0.132E-02 </text:p>
          </table:table-cell>
          <table:table-cell table:formula="of:=LOG([.E11]/[.E12];2)" office:value-type="float" office:value="4.27753397552891">
            <text:p>4.2775339755</text:p>
          </table:table-cell>
          <table:table-cell office:value-type="string">
            <text:p><text:s/>0.154E-02 </text:p>
          </table:table-cell>
          <table:table-cell table:formula="of:=LOG([.G11]/[.G12];2)" office:value-type="float" office:value="4.21501289097085">
            <text:p>4.215012891</text:p>
          </table:table-cell>
          <table:table-cell office:value-type="string">
            <text:p><text:s/>0.403E-03</text:p>
          </table:table-cell>
          <table:table-cell table:formula="of:=LOG([.I11]/[.I12];2)" office:value-type="float" office:value="4.10192029399612">
            <text:p>4.101920294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14E+02 </text:p>
          </table:table-cell>
          <table:table-cell office:value-type="string">
            <text:p><text:s/>0.744E-04 </text:p>
          </table:table-cell>
          <table:table-cell table:formula="of:=LOG([.E12]/[.E13];2)" office:value-type="float" office:value="4.14909149802515">
            <text:p>4.149091498</text:p>
          </table:table-cell>
          <table:table-cell office:value-type="string">
            <text:p><text:s/>0.893E-04 </text:p>
          </table:table-cell>
          <table:table-cell table:formula="of:=LOG([.G12]/[.G13];2)" office:value-type="float" office:value="4.1081263653484">
            <text:p>4.1081263653</text:p>
          </table:table-cell>
          <table:table-cell office:value-type="string">
            <text:p><text:s/>0.242E-04</text:p>
          </table:table-cell>
          <table:table-cell table:formula="of:=LOG([.I12]/[.I13];2)" office:value-type="float" office:value="4.05770088614074">
            <text:p>4.0577008861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15E+02 </text:p>
          </table:table-cell>
          <table:table-cell office:value-type="string">
            <text:p><text:s/>0.440E-05 </text:p>
          </table:table-cell>
          <table:table-cell table:formula="of:=LOG([.E13]/[.E14];2)" office:value-type="float" office:value="4.07972719247073">
            <text:p>4.0797271925</text:p>
          </table:table-cell>
          <table:table-cell office:value-type="string">
            <text:p><text:s/>0.536E-05 </text:p>
          </table:table-cell>
          <table:table-cell table:formula="of:=LOG([.G13]/[.G14];2)" office:value-type="float" office:value="4.05835526955081">
            <text:p>4.0583552696</text:p>
          </table:table-cell>
          <table:table-cell office:value-type="string">
            <text:p><text:s/>0.148E-05</text:p>
          </table:table-cell>
          <table:table-cell table:formula="of:=LOG([.I13]/[.I14];2)" office:value-type="float" office:value="4.03133796653301">
            <text:p>4.0313379665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15E+02 </text:p>
          </table:table-cell>
          <table:table-cell office:value-type="string">
            <text:p><text:s/>0.268E-06 </text:p>
          </table:table-cell>
          <table:table-cell table:formula="of:=LOG([.E14]/[.E15];2)" office:value-type="float" office:value="4.03719861795425">
            <text:p>4.037198618</text:p>
          </table:table-cell>
          <table:table-cell office:value-type="string">
            <text:p><text:s/>0.329E-06 </text:p>
          </table:table-cell>
          <table:table-cell table:formula="of:=LOG([.G14]/[.G15];2)" office:value-type="float" office:value="4.02607351160989">
            <text:p>4.0260735116</text:p>
          </table:table-cell>
          <table:table-cell office:value-type="string">
            <text:p><text:s/>0.916E-07</text:p>
          </table:table-cell>
          <table:table-cell table:formula="of:=LOG([.I14]/[.I15];2)" office:value-type="float" office:value="4.01410576730673">
            <text:p>4.0141057673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15E+02 </text:p>
          </table:table-cell>
          <table:table-cell office:value-type="string">
            <text:p><text:s/>0.165E-07 </text:p>
          </table:table-cell>
          <table:table-cell table:formula="of:=LOG([.E15]/[.E16];2)" office:value-type="float" office:value="4.02169507109932">
            <text:p>4.0216950711</text:p>
          </table:table-cell>
          <table:table-cell office:value-type="string">
            <text:p><text:s/>0.203E-07 </text:p>
          </table:table-cell>
          <table:table-cell table:formula="of:=LOG([.G15]/[.G16];2)" office:value-type="float" office:value="4.01853595143743">
            <text:p>4.0185359514</text:p>
          </table:table-cell>
          <table:table-cell office:value-type="string">
            <text:p><text:s/>0.569E-08</text:p>
          </table:table-cell>
          <table:table-cell table:formula="of:=LOG([.I15]/[.I16];2)" office:value-type="float" office:value="4.00884704067772">
            <text:p>4.0088470407</text:p>
          </table:table-cell>
        </table:table-row>
      </table:table>
      <table:table table:name="Gaussian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1" office:value-type="string" table:number-columns-spanned="10" table:number-rows-spanned="1">
            <text:p>Gaussian 4th order colella s=2 (exact integral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349E-05 </text:p>
          </table:table-cell>
          <table:table-cell/>
          <table:table-cell office:value-type="string">
            <text:p><text:s/>0.185E-04 </text:p>
          </table:table-cell>
          <table:table-cell/>
          <table:table-cell office:value-type="string">
            <text:p><text:s/>0.285E-03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297E-06 </text:p>
          </table:table-cell>
          <table:table-cell table:formula="of:=LOG([.E3]/[.E4];2)" office:value-type="float" office:value="3.55469220029625">
            <text:p>3.5546922003</text:p>
          </table:table-cell>
          <table:table-cell office:value-type="string">
            <text:p><text:s/>0.191E-05 </text:p>
          </table:table-cell>
          <table:table-cell table:formula="of:=LOG([.G3]/[.G4];2)" office:value-type="float" office:value="3.27588072736793">
            <text:p>3.2758807274</text:p>
          </table:table-cell>
          <table:table-cell office:value-type="string">
            <text:p><text:s/>0.731E-04</text:p>
          </table:table-cell>
          <table:table-cell table:formula="of:=LOG([.I3]/[.I4];2)" office:value-type="float" office:value="1.96301860798703">
            <text:p>1.963018608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92E-07 </text:p>
          </table:table-cell>
          <table:table-cell table:formula="of:=LOG([.E4]/[.E5];2)" office:value-type="float" office:value="3.95128471496697">
            <text:p>3.951284715</text:p>
          </table:table-cell>
          <table:table-cell office:value-type="string">
            <text:p><text:s/>0.128E-06 </text:p>
          </table:table-cell>
          <table:table-cell table:formula="of:=LOG([.G4]/[.G5];2)" office:value-type="float" office:value="3.89935692292311">
            <text:p>3.8993569229</text:p>
          </table:table-cell>
          <table:table-cell office:value-type="string">
            <text:p><text:s/>0.637E-05</text:p>
          </table:table-cell>
          <table:table-cell table:formula="of:=LOG([.I4]/[.I5];2)" office:value-type="float" office:value="3.5205061285835">
            <text:p>3.520506128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384E-05 </text:p>
          </table:table-cell>
          <table:table-cell/>
          <table:table-cell office:value-type="string">
            <text:p><text:s/>0.285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244E-06 </text:p>
          </table:table-cell>
          <table:table-cell table:formula="of:=LOG([.E9]/[.E10];2)" office:value-type="float" office:value="3.97615325804563">
            <text:p>3.976153258</text:p>
          </table:table-cell>
          <table:table-cell office:value-type="string">
            <text:p><text:s/>0.183E-05 </text:p>
          </table:table-cell>
          <table:table-cell table:formula="of:=LOG([.G9]/[.G10];2)" office:value-type="float" office:value="3.96104636565542">
            <text:p>3.9610463657</text:p>
          </table:table-cell>
          <table:table-cell office:value-type="string">
            <text:p><text:s/>0.125E-04</text:p>
          </table:table-cell>
          <table:table-cell table:formula="of:=LOG([.I9]/[.I10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109E-01 </text:p>
          </table:table-cell>
          <table:table-cell office:value-type="string">
            <text:p><text:s/>0.154E-07 </text:p>
          </table:table-cell>
          <table:table-cell table:formula="of:=LOG([.E10]/[.E11];2)" office:value-type="float" office:value="3.98587889175535">
            <text:p>3.9858788918</text:p>
          </table:table-cell>
          <table:table-cell office:value-type="string">
            <text:p><text:s/>0.115E-06 </text:p>
          </table:table-cell>
          <table:table-cell table:formula="of:=LOG([.G10]/[.G11];2)" office:value-type="float" office:value="3.99213788222703">
            <text:p>3.9921378822</text:p>
          </table:table-cell>
          <table:table-cell office:value-type="string">
            <text:p><text:s/>0.835E-06</text:p>
          </table:table-cell>
          <table:table-cell table:formula="of:=LOG([.I10]/[.I11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109E-01 </text:p>
          </table:table-cell>
          <table:table-cell office:value-type="string">
            <text:p><text:s/>0.104E-08 </text:p>
          </table:table-cell>
          <table:table-cell table:formula="of:=LOG([.E11]/[.E12];2)" office:value-type="float" office:value="3.88827491744117">
            <text:p>3.8882749174</text:p>
          </table:table-cell>
          <table:table-cell office:value-type="string">
            <text:p><text:s/>0.718E-08 </text:p>
          </table:table-cell>
          <table:table-cell table:formula="of:=LOG([.G11]/[.G12];2)" office:value-type="float" office:value="4.00150620689605">
            <text:p>4.0015062069</text:p>
          </table:table-cell>
          <table:table-cell office:value-type="string">
            <text:p><text:s/>0.525E-07</text:p>
          </table:table-cell>
          <table:table-cell table:formula="of:=LOG([.I11]/[.I12];2)" office:value-type="float" office:value="3.99138686969529">
            <text:p>3.991386869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table:number-columns-spanned="10" table:number-rows-spanned="1">
            <text:p>Two Off-Centered Gaussian 4th order colella s=2 (non-exact)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218E-01 </text:p>
          </table:table-cell>
          <table:table-cell office:value-type="string">
            <text:p><text:s/>0.744E-05 </text:p>
          </table:table-cell>
          <table:table-cell/>
          <table:table-cell office:value-type="string">
            <text:p><text:s/>0.403E-04 </text:p>
          </table:table-cell>
          <table:table-cell/>
          <table:table-cell office:value-type="string">
            <text:p><text:s/>0.152E-03</text:p>
          </table:table-cell>
          <table:table-cell/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218E-01 </text:p>
          </table:table-cell>
          <table:table-cell office:value-type="string">
            <text:p><text:s/>0.472E-06 </text:p>
          </table:table-cell>
          <table:table-cell table:formula="of:=LOG([.E17]/[.E18];2)" office:value-type="float" office:value="3.97844385663355">
            <text:p>3.9784438566</text:p>
          </table:table-cell>
          <table:table-cell office:value-type="string">
            <text:p><text:s/>0.259E-05 </text:p>
          </table:table-cell>
          <table:table-cell table:formula="of:=LOG([.G17]/[.G18];2)" office:value-type="float" office:value="3.95975583572878">
            <text:p>3.9597558357</text:p>
          </table:table-cell>
          <table:table-cell office:value-type="string">
            <text:p><text:s/>0.125E-04</text:p>
          </table:table-cell>
          <table:table-cell table:formula="of:=LOG([.I17]/[.I18];2)" office:value-type="float" office:value="3.60407132366886">
            <text:p>3.6040713237</text:p>
          </table:table-cell>
        </table:table-row>
        <table:table-row table:style-name="ro1">
          <table:table-cell table:number-columns-repeated="3" office:value-type="float" office:value="128">
            <text:p>128</text:p>
          </table:table-cell>
          <table:table-cell office:value-type="string">
            <text:p><text:s/>0.218E-01 </text:p>
          </table:table-cell>
          <table:table-cell office:value-type="string">
            <text:p><text:s/>0.297E-07 </text:p>
          </table:table-cell>
          <table:table-cell table:formula="of:=LOG([.E18]/[.E19];2)" office:value-type="float" office:value="3.99025202344844">
            <text:p>3.9902520234</text:p>
          </table:table-cell>
          <table:table-cell office:value-type="string">
            <text:p><text:s/>0.163E-06 </text:p>
          </table:table-cell>
          <table:table-cell table:formula="of:=LOG([.G18]/[.G19];2)" office:value-type="float" office:value="3.99000822834284">
            <text:p>3.9900082283</text:p>
          </table:table-cell>
          <table:table-cell office:value-type="string">
            <text:p><text:s/>0.835E-06</text:p>
          </table:table-cell>
          <table:table-cell table:formula="of:=LOG([.I18]/[.I19];2)" office:value-type="float" office:value="3.9040080870754">
            <text:p>3.9040080871</text:p>
          </table:table-cell>
        </table:table-row>
        <table:table-row table:style-name="ro1">
          <table:table-cell table:number-columns-repeated="3" office:value-type="float" office:value="256">
            <text:p>256</text:p>
          </table:table-cell>
          <table:table-cell office:value-type="string">
            <text:p><text:s/>0.218E-01 </text:p>
          </table:table-cell>
          <table:table-cell office:value-type="string">
            <text:p><text:s/>0.196E-08 </text:p>
          </table:table-cell>
          <table:table-cell table:formula="of:=LOG([.E19]/[.E20];2)" office:value-type="float" office:value="3.92153737157292">
            <text:p>3.9215373716</text:p>
          </table:table-cell>
          <table:table-cell office:value-type="string">
            <text:p><text:s/>0.102E-07 </text:p>
          </table:table-cell>
          <table:table-cell table:formula="of:=LOG([.G19]/[.G20];2)" office:value-type="float" office:value="3.99823090714694">
            <text:p>3.9982309071</text:p>
          </table:table-cell>
          <table:table-cell office:value-type="string">
            <text:p><text:s/>0.525E-07</text:p>
          </table:table-cell>
          <table:table-cell table:formula="of:=LOG([.I19]/[.I20];2)" office:value-type="float" office:value="3.99138686969529">
            <text:p>3.9913868697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Condensed Spher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table:style-name="Default" office:value-type="string">
            <text:p>mass</text:p>
          </table:table-cell>
          <table:table-cell table:style-name="Default" office:value-type="string">
            <text:p>norm L1</text:p>
          </table:table-cell>
          <table:table-cell office:value-type="string">
            <text:p>Order L1</text:p>
          </table:table-cell>
          <table:table-cell table:style-name="Default" office:value-type="string">
            <text:p>norm L2</text:p>
          </table:table-cell>
          <table:table-cell office:value-type="string">
            <text:p>order L2</text:p>
          </table:table-cell>
          <table:table-cell table:style-name="Default"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Condensed Sphere 4th order colella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35E+00 </text:p>
          </table:table-cell>
          <table:table-cell office:value-type="string">
            <text:p><text:s/>0.143E-05 </text:p>
          </table:table-cell>
          <table:table-cell/>
          <table:table-cell office:value-type="string">
            <text:p><text:s/>0.900E-05 </text:p>
          </table:table-cell>
          <table:table-cell/>
          <table:table-cell office:value-type="string">
            <text:p><text:s/>0.716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35E+00 </text:p>
          </table:table-cell>
          <table:table-cell office:value-type="string">
            <text:p><text:s/>0.889E-07 </text:p>
          </table:table-cell>
          <table:table-cell table:formula="of:=LOG([.E3]/[.E4];2)" office:value-type="float" office:value="4.00768791772335">
            <text:p>4.0076879177</text:p>
          </table:table-cell>
          <table:table-cell office:value-type="string">
            <text:p><text:s/>0.592E-06 </text:p>
          </table:table-cell>
          <table:table-cell table:formula="of:=LOG([.G3]/[.G4];2)" office:value-type="float" office:value="3.92625592047545">
            <text:p>3.9262559205</text:p>
          </table:table-cell>
          <table:table-cell office:value-type="string">
            <text:p><text:s/>0.734E-05</text:p>
          </table:table-cell>
          <table:table-cell table:formula="of:=LOG([.I3]/[.I4];2)" office:value-type="float" office:value="3.28610761930841">
            <text:p>3.2861076193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135E+00 </text:p>
          </table:table-cell>
          <table:table-cell office:value-type="string">
            <text:p><text:s/>0.557E-08 </text:p>
          </table:table-cell>
          <table:table-cell table:formula="of:=LOG([.E4]/[.E5];2)" office:value-type="float" office:value="3.9964341863771">
            <text:p>3.9964341864</text:p>
          </table:table-cell>
          <table:table-cell office:value-type="string">
            <text:p><text:s/>0.374E-07 </text:p>
          </table:table-cell>
          <table:table-cell table:formula="of:=LOG([.G4]/[.G5];2)" office:value-type="float" office:value="3.98448700062868">
            <text:p>3.9844870006</text:p>
          </table:table-cell>
          <table:table-cell office:value-type="string">
            <text:p><text:s/>0.523E-06</text:p>
          </table:table-cell>
          <table:table-cell table:formula="of:=LOG([.I4]/[.I5];2)" office:value-type="float" office:value="3.81089721148363">
            <text:p>3.8108972115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135E+00 </text:p>
          </table:table-cell>
          <table:table-cell office:value-type="string">
            <text:p><text:s/>0.348E-09 </text:p>
          </table:table-cell>
          <table:table-cell table:formula="of:=LOG([.E5]/[.E6];2)" office:value-type="float" office:value="4.00051811637867">
            <text:p>4.0005181164</text:p>
          </table:table-cell>
          <table:table-cell office:value-type="string">
            <text:p><text:s/>0.234E-08 </text:p>
          </table:table-cell>
          <table:table-cell table:formula="of:=LOG([.G5]/[.G6];2)" office:value-type="float" office:value="3.99845783519159">
            <text:p>3.9984578352</text:p>
          </table:table-cell>
          <table:table-cell office:value-type="string">
            <text:p><text:s/>0.338E-07</text:p>
          </table:table-cell>
          <table:table-cell table:formula="of:=LOG([.I5]/[.I6];2)" office:value-type="float" office:value="3.95171579485212">
            <text:p>3.9517157949</text:p>
          </table:table-cell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Two Off-Centered Condensed Sphere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251E+00 </text:p>
          </table:table-cell>
          <table:table-cell office:value-type="string">
            <text:p><text:s/>0.254E-05 </text:p>
          </table:table-cell>
          <table:table-cell/>
          <table:table-cell office:value-type="string">
            <text:p><text:s/>0.127E-04 </text:p>
          </table:table-cell>
          <table:table-cell/>
          <table:table-cell office:value-type="string">
            <text:p><text:s/>0.717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251E+00 </text:p>
          </table:table-cell>
          <table:table-cell office:value-type="string">
            <text:p><text:s/>0.159E-06 </text:p>
          </table:table-cell>
          <table:table-cell table:formula="of:=LOG([.E13]/[.E14];2)" office:value-type="float" office:value="3.99772982637517">
            <text:p>3.9977298264</text:p>
          </table:table-cell>
          <table:table-cell office:value-type="string">
            <text:p><text:s/>0.838E-06 </text:p>
          </table:table-cell>
          <table:table-cell table:formula="of:=LOG([.G13]/[.G14];2)" office:value-type="float" office:value="3.92173444284754">
            <text:p>3.9217344428</text:p>
          </table:table-cell>
          <table:table-cell office:value-type="string">
            <text:p><text:s/>0.735E-05</text:p>
          </table:table-cell>
          <table:table-cell table:formula="of:=LOG([.I13]/[.I14];2)" office:value-type="float" office:value="3.28615696386554">
            <text:p>3.2861569639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office:value-type="string">
            <text:p><text:s/>0.251E+00 </text:p>
          </table:table-cell>
          <table:table-cell office:value-type="string">
            <text:p><text:s/>0.995E-08 </text:p>
          </table:table-cell>
          <table:table-cell table:formula="of:=LOG([.E14]/[.E15];2)" office:value-type="float" office:value="3.99818642962807">
            <text:p>3.9981864296</text:p>
          </table:table-cell>
          <table:table-cell office:value-type="string">
            <text:p><text:s/>0.529E-07 </text:p>
          </table:table-cell>
          <table:table-cell table:formula="of:=LOG([.G14]/[.G15];2)" office:value-type="float" office:value="3.98561061647269">
            <text:p>3.9856106165</text:p>
          </table:table-cell>
          <table:table-cell office:value-type="string">
            <text:p><text:s/>0.523E-06</text:p>
          </table:table-cell>
          <table:table-cell table:formula="of:=LOG([.I14]/[.I15];2)" office:value-type="float" office:value="3.81286139836415">
            <text:p>3.8128613984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office:value-type="string">
            <text:p><text:s/>0.251E+00 </text:p>
          </table:table-cell>
          <table:table-cell office:value-type="string">
            <text:p><text:s/>0.622E-09 </text:p>
          </table:table-cell>
          <table:table-cell table:formula="of:=LOG([.E15]/[.E16];2)" office:value-type="float" office:value="3.99971004018777">
            <text:p>3.9997100402</text:p>
          </table:table-cell>
          <table:table-cell office:value-type="string">
            <text:p><text:s/>0.331E-08 </text:p>
          </table:table-cell>
          <table:table-cell table:formula="of:=LOG([.G15]/[.G16];2)" office:value-type="float" office:value="3.99836460019417">
            <text:p>3.9983646002</text:p>
          </table:table-cell>
          <table:table-cell office:value-type="string">
            <text:p><text:s/>0.339E-07</text:p>
          </table:table-cell>
          <table:table-cell table:formula="of:=LOG([.I15]/[.I16];2)" office:value-type="float" office:value="3.94745376799796">
            <text:p>3.94745376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Ploytrop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mass</text:p>
          </table:table-cell>
          <table:table-cell office:value-type="string">
            <text:p>norm L1</text:p>
          </table:table-cell>
          <table:table-cell office:value-type="string">
            <text:p>Order L1</text:p>
          </table:table-cell>
          <table:table-cell office:value-type="string">
            <text:p>norm L2</text:p>
          </table:table-cell>
          <table:table-cell office:value-type="string">
            <text:p>order L2</text:p>
          </table:table-cell>
          <table:table-cell office:value-type="string">
            <text:p>norm Inf</text:p>
          </table:table-cell>
          <table:table-cell office:value-type="string">
            <text:p>order Inf</text:p>
          </table:table-cell>
        </table:table-row>
        <table:table-row table:style-name="ro2">
          <table:table-cell table:style-name="ce3" office:value-type="string" table:number-columns-spanned="10" table:number-rows-spanned="1">
            <text:p>Ploytrop n=1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150E-06 </text:p>
          </table:table-cell>
          <table:table-cell/>
          <table:table-cell table:style-name="ce2" office:value-type="string">
            <text:p><text:s/>0.182E-06 </text:p>
          </table:table-cell>
          <table:table-cell/>
          <table:table-cell table:style-name="ce2" office:value-type="string">
            <text:p><text:s/>0.510E-07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891E-08 </text:p>
          </table:table-cell>
          <table:table-cell table:formula="of:=LOG([.E3]/[.E4];2)" office:value-type="float" office:value="4.07339325874868">
            <text:p>4.0733932587</text:p>
          </table:table-cell>
          <table:table-cell table:style-name="ce2" office:value-type="string">
            <text:p><text:s/>0.110E-07 </text:p>
          </table:table-cell>
          <table:table-cell table:formula="of:=LOG([.G3]/[.G4];2)" office:value-type="float" office:value="4.0483630215614">
            <text:p>4.0483630216</text:p>
          </table:table-cell>
          <table:table-cell table:style-name="ce2" office:value-type="string">
            <text:p><text:s/>0.313E-08</text:p>
          </table:table-cell>
          <table:table-cell table:formula="of:=LOG([.I3]/[.I4];2)" office:value-type="float" office:value="4.0262626848136">
            <text:p>4.0262626848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535E-09 </text:p>
          </table:table-cell>
          <table:table-cell table:formula="of:=LOG([.E4]/[.E5];2)" office:value-type="float" office:value="4.05781463512078">
            <text:p>4.0578146351</text:p>
          </table:table-cell>
          <table:table-cell table:style-name="ce2" office:value-type="string">
            <text:p><text:s/>0.665E-09 </text:p>
          </table:table-cell>
          <table:table-cell table:formula="of:=LOG([.G4]/[.G5];2)" office:value-type="float" office:value="4.04800537291083">
            <text:p>4.0480053729</text:p>
          </table:table-cell>
          <table:table-cell table:style-name="ce2" office:value-type="string">
            <text:p><text:s/>0.191E-09</text:p>
          </table:table-cell>
          <table:table-cell table:formula="of:=LOG([.I4]/[.I5];2)" office:value-type="float" office:value="4.03451811378423">
            <text:p>4.0345181138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table:style-name="ce2" office:value-type="string">
            <text:p><text:s/>0.675E+01 </text:p>
          </table:table-cell>
          <table:table-cell table:style-name="ce2" office:value-type="string">
            <text:p><text:s/>0.498E-11 </text:p>
          </table:table-cell>
          <table:table-cell table:formula="of:=LOG([.E5]/[.E6];2)" office:value-type="float" office:value="6.74724933899515">
            <text:p>6.747249339</text:p>
          </table:table-cell>
          <table:table-cell table:style-name="ce2" office:value-type="string">
            <text:p><text:s/>0.645E-11 </text:p>
          </table:table-cell>
          <table:table-cell table:formula="of:=LOG([.G5]/[.G6];2)" office:value-type="float" office:value="6.68791136985266">
            <text:p>6.6879113699</text:p>
          </table:table-cell>
          <table:table-cell table:style-name="ce2" office:value-type="string">
            <text:p><text:s/>0.210E-11</text:p>
          </table:table-cell>
          <table:table-cell table:formula="of:=LOG([.I5]/[.I6];2)" office:value-type="float" office:value="6.50703950014435">
            <text:p>6.507039500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1">
            <text:p>Ploytrop n=5 4th order colella s=2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40">
            <text:p>4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67E-05 </text:p>
          </table:table-cell>
          <table:table-cell/>
          <table:table-cell table:style-name="ce2" office:value-type="string">
            <text:p><text:s/>0.990E-05 </text:p>
          </table:table-cell>
          <table:table-cell/>
          <table:table-cell table:style-name="ce2" office:value-type="string">
            <text:p><text:s/>0.643E-04</text:p>
          </table:table-cell>
          <table:table-cell/>
        </table:table-row>
        <table:table-row table:style-name="ro1">
          <table:table-cell table:number-columns-repeated="3" office:value-type="float" office:value="80">
            <text:p>8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105E-06 </text:p>
          </table:table-cell>
          <table:table-cell table:formula="of:=LOG([.E12]/[.E13];2)" office:value-type="float" office:value="3.99138686969529">
            <text:p>3.9913868697</text:p>
          </table:table-cell>
          <table:table-cell table:style-name="ce2" office:value-type="string">
            <text:p><text:s/>0.630E-06 </text:p>
          </table:table-cell>
          <table:table-cell table:formula="of:=LOG([.G12]/[.G13];2)" office:value-type="float" office:value="3.97400479146706">
            <text:p>3.9740047915</text:p>
          </table:table-cell>
          <table:table-cell table:style-name="ce2" office:value-type="string">
            <text:p><text:s/>0.505E-05</text:p>
          </table:table-cell>
          <table:table-cell table:formula="of:=LOG([.I12]/[.I13];2)" office:value-type="float" office:value="3.67046344457615">
            <text:p>3.6704634446</text:p>
          </table:table-cell>
        </table:table-row>
        <table:table-row table:style-name="ro1">
          <table:table-cell table:number-columns-repeated="3" office:value-type="float" office:value="160">
            <text:p>16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657E-08 </text:p>
          </table:table-cell>
          <table:table-cell table:formula="of:=LOG([.E13]/[.E14];2)" office:value-type="float" office:value="3.99835214711852">
            <text:p>3.9983521471</text:p>
          </table:table-cell>
          <table:table-cell table:style-name="ce2" office:value-type="string">
            <text:p><text:s/>0.396E-07 </text:p>
          </table:table-cell>
          <table:table-cell table:formula="of:=LOG([.G13]/[.G14];2)" office:value-type="float" office:value="3.99177949319503">
            <text:p>3.9917794932</text:p>
          </table:table-cell>
          <table:table-cell table:style-name="ce2" office:value-type="string">
            <text:p><text:s/>0.335E-06</text:p>
          </table:table-cell>
          <table:table-cell table:formula="of:=LOG([.I13]/[.I14];2)" office:value-type="float" office:value="3.91405038718138">
            <text:p>3.9140503872</text:p>
          </table:table-cell>
        </table:table-row>
        <table:table-row table:style-name="ro1">
          <table:table-cell table:number-columns-repeated="3" office:value-type="float" office:value="320">
            <text:p>320</text:p>
          </table:table-cell>
          <table:table-cell table:style-name="ce2" office:value-type="string">
            <text:p><text:s/>0.322E-01 </text:p>
          </table:table-cell>
          <table:table-cell table:style-name="ce2" office:value-type="string">
            <text:p><text:s/>0.411E-09 </text:p>
          </table:table-cell>
          <table:table-cell table:formula="of:=LOG([.E14]/[.E15];2)" office:value-type="float" office:value="3.99868307152801">
            <text:p>3.9986830715</text:p>
          </table:table-cell>
          <table:table-cell table:style-name="ce2" office:value-type="string">
            <text:p><text:s/>0.248E-08 </text:p>
          </table:table-cell>
          <table:table-cell table:formula="of:=LOG([.G14]/[.G15];2)" office:value-type="float" office:value="3.9970884045801">
            <text:p>3.9970884046</text:p>
          </table:table-cell>
          <table:table-cell table:style-name="ce2" office:value-type="string">
            <text:p><text:s/>0.213E-07</text:p>
          </table:table-cell>
          <table:table-cell table:formula="of:=LOG([.I14]/[.I15];2)" office:value-type="float" office:value="3.97523576000666">
            <text:p>3.97523576</text:p>
          </table:table-cell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FD4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table:number-columns-spanned="10" table:number-rows-spanned="1">
            <text:p>Gaussian 4th order central s=2 (whole domain)</text:p>
          </table:table-cell>
          <table:covered-table-cell table:number-columns-repeated="9"/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string">
            <text:p><text:s/>0.109E-01 </text:p>
          </table:table-cell>
          <table:table-cell office:value-type="string">
            <text:p><text:s/>0.293E-03 </text:p>
          </table:table-cell>
          <table:table-cell/>
          <table:table-cell office:value-type="string">
            <text:p><text:s/>0.942E-03 </text:p>
          </table:table-cell>
          <table:table-cell/>
          <table:table-cell office:value-type="string">
            <text:p><text:s/>0.109E-01</text:p>
          </table:table-cell>
          <table:table-cell/>
        </table:table-row>
        <table:table-row table:style-name="ro1">
          <table:table-cell table:number-columns-repeated="3" office:value-type="float" office:value="32">
            <text:p>32</text:p>
          </table:table-cell>
          <table:table-cell office:value-type="string">
            <text:p><text:s/>0.109E-01 </text:p>
          </table:table-cell>
          <table:table-cell office:value-type="string">
            <text:p><text:s/>0.196E-04 </text:p>
          </table:table-cell>
          <table:table-cell table:formula="of:=LOG([.E2]/[.E3];2)" office:value-type="float" office:value="3.9019751051944">
            <text:p>3.9019751052</text:p>
          </table:table-cell>
          <table:table-cell office:value-type="string">
            <text:p><text:s/>0.834E-04 </text:p>
          </table:table-cell>
          <table:table-cell table:formula="of:=LOG([.G2]/[.G3];2)" office:value-type="float" office:value="3.49760777105548">
            <text:p>3.4976077711</text:p>
          </table:table-cell>
          <table:table-cell office:value-type="string">
            <text:p><text:s/>0.244E-02</text:p>
          </table:table-cell>
          <table:table-cell table:formula="of:=LOG([.I2]/[.I3];2)" office:value-type="float" office:value="2.1593750821014">
            <text:p>2.1593750821</text:p>
          </table:table-cell>
        </table:table-row>
        <table:table-row table:style-name="ro1">
          <table:table-cell table:number-columns-repeated="3" office:value-type="float" office:value="64">
            <text:p>64</text:p>
          </table:table-cell>
          <table:table-cell office:value-type="string">
            <text:p><text:s/>0.109E-01 </text:p>
          </table:table-cell>
          <table:table-cell office:value-type="string">
            <text:p><text:s/>0.127E-05 </text:p>
          </table:table-cell>
          <table:table-cell table:formula="of:=LOG([.E3]/[.E4];2)" office:value-type="float" office:value="3.9479532522304">
            <text:p>3.9479532522</text:p>
          </table:table-cell>
          <table:table-cell office:value-type="string">
            <text:p><text:s/>0.558E-05 </text:p>
          </table:table-cell>
          <table:table-cell table:formula="of:=LOG([.G3]/[.G4];2)" office:value-type="float" office:value="3.90171035650284">
            <text:p>3.9017103565</text:p>
          </table:table-cell>
          <table:table-cell office:value-type="string">
            <text:p><text:s/>0.202E-03</text:p>
          </table:table-cell>
          <table:table-cell table:formula="of:=LOG([.I3]/[.I4];2)" office:value-type="float" office:value="3.59445394969845">
            <text:p>3.5944539497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ce1" office:value-type="string" table:number-columns-spanned="10" table:number-rows-spanned="1">
            <text:p>6th order Ploynomi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959E-01 </text:p>
          </table:table-cell>
          <table:table-cell/>
          <table:table-cell office:value-type="string">
            <text:p><text:s/>0.102E+00 </text:p>
          </table:table-cell>
          <table:table-cell/>
          <table:table-cell office:value-type="string">
            <text:p><text:s/>0.183E+00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449E-02 </text:p>
          </table:table-cell>
          <table:table-cell table:formula="of:=LOG([.E8]/[.E9];2)" office:value-type="float" office:value="4.41674346516435">
            <text:p>4.4167434652</text:p>
          </table:table-cell>
          <table:table-cell office:value-type="string">
            <text:p><text:s/>0.504E-02 </text:p>
          </table:table-cell>
          <table:table-cell table:formula="of:=LOG([.G8]/[.G9];2)" office:value-type="float" office:value="4.3390016082463">
            <text:p>4.3390016082</text:p>
          </table:table-cell>
          <table:table-cell office:value-type="string">
            <text:p><text:s/>0.989E-02</text:p>
          </table:table-cell>
          <table:table-cell table:formula="of:=LOG([.I8]/[.I9];2)" office:value-type="float" office:value="4.20972931729966">
            <text:p>4.2097293173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236E-03 </text:p>
          </table:table-cell>
          <table:table-cell table:formula="of:=LOG([.E9]/[.E10];2)" office:value-type="float" office:value="4.24985668026667">
            <text:p>4.2498566803</text:p>
          </table:table-cell>
          <table:table-cell office:value-type="string">
            <text:p><text:s/>0.276E-03 </text:p>
          </table:table-cell>
          <table:table-cell table:formula="of:=LOG([.G9]/[.G10];2)" office:value-type="float" office:value="4.19068356160911">
            <text:p>4.1906835616</text:p>
          </table:table-cell>
          <table:table-cell office:value-type="string">
            <text:p><text:s/>0.582E-03</text:p>
          </table:table-cell>
          <table:table-cell table:formula="of:=LOG([.I9]/[.I10];2)" office:value-type="float" office:value="4.08687946273819">
            <text:p>4.0868794627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134E-04 </text:p>
          </table:table-cell>
          <table:table-cell table:formula="of:=LOG([.E10]/[.E11];2)" office:value-type="float" office:value="4.13848195379143">
            <text:p>4.1384819538</text:p>
          </table:table-cell>
          <table:table-cell office:value-type="string">
            <text:p><text:s/>0.161E-04 </text:p>
          </table:table-cell>
          <table:table-cell table:formula="of:=LOG([.G10]/[.G11];2)" office:value-type="float" office:value="4.09953567355092">
            <text:p>4.0995356736</text:p>
          </table:table-cell>
          <table:table-cell office:value-type="string">
            <text:p><text:s/>0.351E-04</text:p>
          </table:table-cell>
          <table:table-cell table:formula="of:=LOG([.I10]/[.I11];2)" office:value-type="float" office:value="4.05147621749109">
            <text:p>4.0514762175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table:number-columns-spanned="10" table:number-rows-spanned="1">
            <text:p>Sinusoidal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5">
            <text:p>5</text:p>
          </table:table-cell>
          <table:table-cell/>
          <table:table-cell office:value-type="string">
            <text:p><text:s/>0.134E-01 </text:p>
          </table:table-cell>
          <table:table-cell/>
          <table:table-cell office:value-type="string">
            <text:p><text:s/>0.180E-01 </text:p>
          </table:table-cell>
          <table:table-cell/>
          <table:table-cell office:value-type="string">
            <text:p><text:s/>0.553E-01</text:p>
          </table:table-cell>
          <table:table-cell/>
        </table:table-row>
        <table:table-row table:style-name="ro1">
          <table:table-cell table:number-columns-repeated="3" office:value-type="float" office:value="10">
            <text:p>10</text:p>
          </table:table-cell>
          <table:table-cell/>
          <table:table-cell office:value-type="string">
            <text:p><text:s/>0.843E-03 </text:p>
          </table:table-cell>
          <table:table-cell table:formula="of:=LOG([.E15]/[.E16];2)" office:value-type="float" office:value="3.99055655929042">
            <text:p>3.9905565593</text:p>
          </table:table-cell>
          <table:table-cell office:value-type="string">
            <text:p><text:s/>0.119E-02 </text:p>
          </table:table-cell>
          <table:table-cell table:formula="of:=LOG([.G15]/[.G16];2)" office:value-type="float" office:value="3.91896342790909">
            <text:p>3.9189634279</text:p>
          </table:table-cell>
          <table:table-cell office:value-type="string">
            <text:p><text:s/>0.358E-02</text:p>
          </table:table-cell>
          <table:table-cell table:formula="of:=LOG([.I15]/[.I16];2)" office:value-type="float" office:value="3.94924798785781">
            <text:p>3.9492479879</text:p>
          </table:table-cell>
        </table:table-row>
        <table:table-row table:style-name="ro1">
          <table:table-cell table:number-columns-repeated="3" office:value-type="float" office:value="20">
            <text:p>20</text:p>
          </table:table-cell>
          <table:table-cell/>
          <table:table-cell office:value-type="string">
            <text:p><text:s/>0.507E-04 </text:p>
          </table:table-cell>
          <table:table-cell table:formula="of:=LOG([.E16]/[.E17];2)" office:value-type="float" office:value="4.0554749788261">
            <text:p>4.0554749788</text:p>
          </table:table-cell>
          <table:table-cell office:value-type="string">
            <text:p><text:s/>0.741E-04 </text:p>
          </table:table-cell>
          <table:table-cell table:formula="of:=LOG([.G16]/[.G17];2)" office:value-type="float" office:value="4.00534422077684">
            <text:p>4.0053442208</text:p>
          </table:table-cell>
          <table:table-cell office:value-type="string">
            <text:p><text:s/>0.234E-03</text:p>
          </table:table-cell>
          <table:table-cell table:formula="of:=LOG([.I16]/[.I17];2)" office:value-type="float" office:value="3.93537915256821">
            <text:p>3.9353791526</text:p>
          </table:table-cell>
        </table:table-row>
        <table:table-row table:style-name="ro1">
          <table:table-cell table:number-columns-repeated="3" office:value-type="float" office:value="40">
            <text:p>40</text:p>
          </table:table-cell>
          <table:table-cell/>
          <table:table-cell office:value-type="string">
            <text:p><text:s/>0.307E-05 </text:p>
          </table:table-cell>
          <table:table-cell table:formula="of:=LOG([.E17]/[.E18];2)" office:value-type="float" office:value="4.04567518652052">
            <text:p>4.0456751865</text:p>
          </table:table-cell>
          <table:table-cell office:value-type="string">
            <text:p><text:s/>0.457E-05 </text:p>
          </table:table-cell>
          <table:table-cell table:formula="of:=LOG([.G17]/[.G18];2)" office:value-type="float" office:value="4.01920747213513">
            <text:p>4.0192074721</text:p>
          </table:table-cell>
          <table:table-cell office:value-type="string">
            <text:p><text:s/>0.147E-04</text:p>
          </table:table-cell>
          <table:table-cell table:formula="of:=LOG([.I17]/[.I18];2)" office:value-type="float" office:value="3.9926204696344">
            <text:p>3.992620469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3" office:value-type="string" table:number-columns-spanned="10" table:number-rows-spanned="1">
            <text:p>Centered sphere 4th order central s=2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string">
            <text:p><text:s/>0.105E+01 </text:p>
          </table:table-cell>
          <table:table-cell office:value-type="string">
            <text:p><text:s/>0.775E-03 </text:p>
          </table:table-cell>
          <table:table-cell/>
          <table:table-cell office:value-type="string">
            <text:p><text:s/>0.260E-02 </text:p>
          </table:table-cell>
          <table:table-cell/>
          <table:table-cell office:value-type="string">
            <text:p><text:s/>0.171E-01</text:p>
          </table:table-cell>
          <table:table-cell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string">
            <text:p><text:s/>0.101E+01 </text:p>
          </table:table-cell>
          <table:table-cell office:value-type="string">
            <text:p><text:s/>0.209E-03 </text:p>
          </table:table-cell>
          <table:table-cell table:formula="of:=LOG([.E22]/[.E23];2)" office:value-type="float" office:value="1.89069336808072">
            <text:p>1.8906933681</text:p>
          </table:table-cell>
          <table:table-cell office:value-type="string">
            <text:p><text:s/>0.514E-03 </text:p>
          </table:table-cell>
          <table:table-cell table:formula="of:=LOG([.G22]/[.G23];2)" office:value-type="float" office:value="2.33867135872194">
            <text:p>2.3386713587</text:p>
          </table:table-cell>
          <table:table-cell office:value-type="string">
            <text:p><text:s/>0.320E-02</text:p>
          </table:table-cell>
          <table:table-cell table:formula="of:=LOG([.I22]/[.I23];2)" office:value-type="float" office:value="2.4178525148859">
            <text:p>2.4178525149</text:p>
          </table:table-cell>
        </table:table-row>
        <table:table-row table:style-name="ro1">
          <table:table-cell table:number-columns-repeated="3" office:value-type="float" office:value="80">
            <text:p>80</text:p>
          </table:table-cell>
          <table:table-cell office:value-type="string">
            <text:p><text:s/>0.100E+01 </text:p>
          </table:table-cell>
          <table:table-cell office:value-type="string">
            <text:p><text:s/>0.357E-04 </text:p>
          </table:table-cell>
          <table:table-cell table:formula="of:=LOG([.E23]/[.E24];2)" office:value-type="float" office:value="2.54950696293915">
            <text:p>2.5495069629</text:p>
          </table:table-cell>
          <table:table-cell office:value-type="string">
            <text:p><text:s/>0.101E-03 </text:p>
          </table:table-cell>
          <table:table-cell table:formula="of:=LOG([.G23]/[.G24];2)" office:value-type="float" office:value="2.34741306644208">
            <text:p>2.3474130664</text:p>
          </table:table-cell>
          <table:table-cell office:value-type="string">
            <text:p><text:s/>0.132E-02</text:p>
          </table:table-cell>
          <table:table-cell table:formula="of:=LOG([.I23]/[.I24];2)" office:value-type="float" office:value="1.27753397552891">
            <text:p>1.2775339755</text:p>
          </table:table-cell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ExecutionTime" table:style-name="ta1">
        <table:table-column table:style-name="co1" table:number-columns-repeated="8" table:default-cell-style-name="Default"/>
        <table:table-column table:style-name="co2" table:default-cell-style-name="ce6"/>
        <table:table-column table:style-name="co1" table:number-columns-repeated="2" table:default-cell-style-name="ce6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resolution</text:p>
          </table:table-cell>
          <table:covered-table-cell table:number-columns-repeated="2"/>
          <table:table-cell office:value-type="string">
            <text:p>cell number</text:p>
          </table:table-cell>
          <table:table-cell table:style-name="ce1" office:value-type="string" table:number-columns-spanned="3" table:number-rows-spanned="1">
            <text:p>processor distribution</text:p>
          </table:table-cell>
          <table:covered-table-cell table:number-columns-repeated="2"/>
          <table:table-cell office:value-type="string">
            <text:p>#MPI proc</text:p>
          </table:table-cell>
          <table:table-cell table:style-name="Default" office:value-type="string">
            <text:p>#thread </text:p>
          </table:table-cell>
          <table:table-cell table:style-name="Default" office:value-type="string">
            <text:p>#node</text:p>
          </table:table-cell>
          <table:table-cell table:style-name="Default" office:value-type="string">
            <text:p>init time</text:p>
          </table:table-cell>
          <table:table-cell/>
          <table:table-cell office:value-type="string">
            <text:p>init speedup</text:p>
          </table:table-cell>
          <table:table-cell office:value-type="string">
            <text:p>comp time</text:p>
          </table:table-cell>
          <table:table-cell/>
          <table:table-cell office:value-type="string">
            <text:p>comp speedup</text:p>
          </table:table-cell>
          <table:table-cell office:value-type="string">
            <text:p>out time</text:p>
          </table:table-cell>
          <table:table-cell/>
          <table:table-cell office:value-type="string">
            <text:p>out speedup</text:p>
          </table:table-cell>
        </table:table-row>
        <table:table-row table:style-name="ro1">
          <table:table-cell table:style-name="ce1" office:value-type="string" table:number-columns-spanned="14" table:number-rows-spanned="1">
            <text:p>Sinusoidal</text:p>
          </table:table-cell>
          <table:covered-table-cell table:number-columns-repeated="7"/>
          <table:covered-table-cell table:number-columns-repeated="3" table:style-name="Default"/>
          <table:covered-table-cell table:number-columns-repeated="3"/>
          <table:table-cell table:number-columns-repeated="5"/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3]*[.B3]*[.A3]" office:value-type="float" office:value="4096000">
            <text:p>4096000</text:p>
          </table:table-cell>
          <table:table-cell table:number-columns-repeated="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7" office:value-type="float" office:value="54.72">
            <text:p>54.72</text:p>
          </table:table-cell>
          <table:table-cell/>
          <table:table-cell table:style-name="ce9"/>
          <table:table-cell table:style-name="ce7" office:value-type="float" office:value="516.8">
            <text:p>516.8</text:p>
          </table:table-cell>
          <table:table-cell/>
          <table:table-cell table:style-name="ce9"/>
          <table:table-cell table:style-name="ce7" office:value-type="float" office:value="77.72">
            <text:p>77.72</text:p>
          </table:table-cell>
          <table:table-cell/>
          <table:table-cell table:style-name="ce9"/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4]*[.B4]*[.A4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7" office:value-type="float" office:value="31.34">
            <text:p>31.34</text:p>
          </table:table-cell>
          <table:table-cell table:formula="of:=[.K3]/[.K4]" office:value-type="float" office:value="1.74601148691768">
            <text:p>1.7460114869</text:p>
          </table:table-cell>
          <table:table-cell table:style-name="ce7" table:formula="of:=[.K$3]/[.K4]" office:value-type="float" office:value="1.74601148691768">
            <text:p>1.7460114869</text:p>
          </table:table-cell>
          <table:table-cell table:style-name="ce7" office:value-type="float" office:value="389.8">
            <text:p>389.8</text:p>
          </table:table-cell>
          <table:table-cell table:formula="of:=[.N3]/[.N4]" office:value-type="float" office:value="1.3258081067214">
            <text:p>1.3258081067</text:p>
          </table:table-cell>
          <table:table-cell table:style-name="ce7" table:formula="of:=[.N$3]/[.N4]" office:value-type="float" office:value="1.3258081067214">
            <text:p>1.3258081067</text:p>
          </table:table-cell>
          <table:table-cell table:style-name="ce7" office:value-type="float" office:value="49.82">
            <text:p>49.82</text:p>
          </table:table-cell>
          <table:table-cell table:formula="of:=[.Q3]/[.Q4]" office:value-type="float" office:value="1.56001605780811">
            <text:p>1.5600160578</text:p>
          </table:table-cell>
          <table:table-cell table:style-name="ce7" table:formula="of:=[.Q$3]/[.Q4]" office:value-type="float" office:value="1.56001605780811">
            <text:p>1.5600160578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5]*[.B5]*[.A5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7" office:value-type="float" office:value="13.36">
            <text:p>13.36</text:p>
          </table:table-cell>
          <table:table-cell table:formula="of:=[.K4]/[.K5]" office:value-type="float" office:value="2.34580838323353">
            <text:p>2.3458083832</text:p>
          </table:table-cell>
          <table:table-cell table:style-name="ce7" table:formula="of:=[.K$3]/[.K5]" office:value-type="float" office:value="4.09580838323353">
            <text:p>4.0958083832</text:p>
          </table:table-cell>
          <table:table-cell table:style-name="ce7" office:value-type="float" office:value="217.4">
            <text:p>217.4</text:p>
          </table:table-cell>
          <table:table-cell table:formula="of:=[.N4]/[.N5]" office:value-type="float" office:value="1.79300827966881">
            <text:p>1.7930082797</text:p>
          </table:table-cell>
          <table:table-cell table:style-name="ce7" table:formula="of:=[.N$3]/[.N5]" office:value-type="float" office:value="2.3771849126035">
            <text:p>2.3771849126</text:p>
          </table:table-cell>
          <table:table-cell table:style-name="ce7" office:value-type="float" office:value="21.48">
            <text:p>21.48</text:p>
          </table:table-cell>
          <table:table-cell table:formula="of:=[.Q4]/[.Q5]" office:value-type="float" office:value="2.31936685288641">
            <text:p>2.3193668529</text:p>
          </table:table-cell>
          <table:table-cell table:style-name="ce7" table:formula="of:=[.Q$3]/[.Q5]" office:value-type="float" office:value="3.61824953445065">
            <text:p>3.6182495345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6]*[.B6]*[.A6]" office:value-type="float" office:value="4096000">
            <text:p>409600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7" office:value-type="float" office:value="7.214">
            <text:p>7.214</text:p>
          </table:table-cell>
          <table:table-cell table:formula="of:=[.K5]/[.K6]" office:value-type="float" office:value="1.85195453285279">
            <text:p>1.8519545329</text:p>
          </table:table-cell>
          <table:table-cell table:style-name="ce7" table:formula="of:=[.K$3]/[.K6]" office:value-type="float" office:value="7.58525090102578">
            <text:p>7.585250901</text:p>
          </table:table-cell>
          <table:table-cell table:style-name="ce7" office:value-type="float" office:value="151.2">
            <text:p>151.2</text:p>
          </table:table-cell>
          <table:table-cell table:formula="of:=[.N5]/[.N6]" office:value-type="float" office:value="1.43783068783069">
            <text:p>1.4378306878</text:p>
          </table:table-cell>
          <table:table-cell table:style-name="ce7" table:formula="of:=[.N$3]/[.N6]" office:value-type="float" office:value="3.41798941798942">
            <text:p>3.417989418</text:p>
          </table:table-cell>
          <table:table-cell table:style-name="ce7" office:value-type="float" office:value="38.08">
            <text:p>38.08</text:p>
          </table:table-cell>
          <table:table-cell table:formula="of:=[.Q5]/[.Q6]" office:value-type="float" office:value="0.564075630252101">
            <text:p>0.5640756303</text:p>
          </table:table-cell>
          <table:table-cell table:style-name="ce7" table:formula="of:=[.Q$3]/[.Q6]" office:value-type="float" office:value="2.04096638655462">
            <text:p>2.0409663866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7]*[.B7]*[.A7]" office:value-type="float" office:value="4096000">
            <text:p>409600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16">
            <text:p>1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7" office:value-type="float" office:value="4.31">
            <text:p>4.31</text:p>
          </table:table-cell>
          <table:table-cell table:formula="of:=[.K6]/[.K7]" office:value-type="float" office:value="1.6737819025522">
            <text:p>1.6737819026</text:p>
          </table:table-cell>
          <table:table-cell table:style-name="ce7" table:formula="of:=[.K$3]/[.K7]" office:value-type="float" office:value="12.6960556844548">
            <text:p>12.6960556845</text:p>
          </table:table-cell>
          <table:table-cell table:style-name="ce7" office:value-type="float" office:value="78.14">
            <text:p>78.14</text:p>
          </table:table-cell>
          <table:table-cell table:formula="of:=[.N6]/[.N7]" office:value-type="float" office:value="1.93498848221142">
            <text:p>1.9349884822</text:p>
          </table:table-cell>
          <table:table-cell table:style-name="ce7" table:formula="of:=[.N$3]/[.N7]" office:value-type="float" office:value="6.61377015613002">
            <text:p>6.6137701561</text:p>
          </table:table-cell>
          <table:table-cell table:style-name="ce7" office:value-type="float" office:value="111.2">
            <text:p>111.2</text:p>
          </table:table-cell>
          <table:table-cell table:formula="of:=[.Q6]/[.Q7]" office:value-type="float" office:value="0.342446043165468">
            <text:p>0.3424460432</text:p>
          </table:table-cell>
          <table:table-cell table:style-name="ce7" table:formula="of:=[.Q$3]/[.Q7]" office:value-type="float" office:value="0.698920863309352">
            <text:p>0.6989208633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8]*[.B8]*[.A8]" office:value-type="float" office:value="4096000">
            <text:p>4096000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style-name="ce5" office:value-type="float" office:value="32">
            <text:p>3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7" office:value-type="float" office:value="2.37">
            <text:p>2.37</text:p>
          </table:table-cell>
          <table:table-cell table:formula="of:=[.K7]/[.K8]" office:value-type="float" office:value="1.81856540084388">
            <text:p>1.8185654008</text:p>
          </table:table-cell>
          <table:table-cell table:style-name="ce7" table:formula="of:=[.K$3]/[.K8]" office:value-type="float" office:value="23.0886075949367">
            <text:p>23.0886075949</text:p>
          </table:table-cell>
          <table:table-cell table:style-name="ce7" office:value-type="float" office:value="40.62">
            <text:p>40.62</text:p>
          </table:table-cell>
          <table:table-cell table:formula="of:=[.N7]/[.N8]" office:value-type="float" office:value="1.92368291482029">
            <text:p>1.9236829148</text:p>
          </table:table-cell>
          <table:table-cell table:style-name="ce7" table:formula="of:=[.N$3]/[.N8]" office:value-type="float" office:value="12.7227966518956">
            <text:p>12.7227966519</text:p>
          </table:table-cell>
          <table:table-cell table:style-name="ce7" office:value-type="float" office:value="57.1">
            <text:p>57.1</text:p>
          </table:table-cell>
          <table:table-cell table:formula="of:=[.Q7]/[.Q8]" office:value-type="float" office:value="1.94746059544659">
            <text:p>1.9474605954</text:p>
          </table:table-cell>
          <table:table-cell table:style-name="ce7" table:formula="of:=[.Q$3]/[.Q8]" office:value-type="float" office:value="1.36112084063047">
            <text:p>1.3611208406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9]*[.B9]*[.A9]" office:value-type="float" office:value="4096000">
            <text:p>4096000</text:p>
          </table:table-cell>
          <table:table-cell table:number-columns-repeated="3" office:value-type="float" office:value="4">
            <text:p>4</text:p>
          </table:table-cell>
          <table:table-cell table:style-name="ce5" office:value-type="float" office:value="64">
            <text:p>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ce7" office:value-type="float" office:value="1.298">
            <text:p>1.298</text:p>
          </table:table-cell>
          <table:table-cell table:formula="of:=[.K8]/[.K9]" office:value-type="float" office:value="1.82588597842835">
            <text:p>1.8258859784</text:p>
          </table:table-cell>
          <table:table-cell table:style-name="ce7" table:formula="of:=[.K$3]/[.K9]" office:value-type="float" office:value="42.1571648690293">
            <text:p>42.157164869</text:p>
          </table:table-cell>
          <table:table-cell table:style-name="ce7" office:value-type="float" office:value="22.14">
            <text:p>22.14</text:p>
          </table:table-cell>
          <table:table-cell table:formula="of:=[.N8]/[.N9]" office:value-type="float" office:value="1.83468834688347">
            <text:p>1.8346883469</text:p>
          </table:table-cell>
          <table:table-cell table:style-name="ce7" table:formula="of:=[.N$3]/[.N9]" office:value-type="float" office:value="23.3423667570009">
            <text:p>23.342366757</text:p>
          </table:table-cell>
          <table:table-cell table:style-name="ce7" office:value-type="float" office:value="28.64">
            <text:p>28.64</text:p>
          </table:table-cell>
          <table:table-cell table:formula="of:=[.Q8]/[.Q9]" office:value-type="float" office:value="1.99371508379888">
            <text:p>1.9937150838</text:p>
          </table:table-cell>
          <table:table-cell table:style-name="ce7" table:formula="of:=[.Q$3]/[.Q9]" office:value-type="float" office:value="2.71368715083799">
            <text:p>2.7136871508</text:p>
          </table:table-cell>
        </table:table-row>
        <table:table-row table:style-name="ro2">
          <table:table-cell table:number-columns-repeated="3" office:value-type="float" office:value="160">
            <text:p>160</text:p>
          </table:table-cell>
          <table:table-cell table:formula="of:=[.C10]*[.B10]*[.A10]" office:value-type="float" office:value="4096000">
            <text:p>409600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5" office:value-type="float" office:value="128">
            <text:p>12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ce7" office:value-type="float" office:value="0.7838">
            <text:p>0.7838</text:p>
          </table:table-cell>
          <table:table-cell table:formula="of:=[.K9]/[.K10]" office:value-type="float" office:value="1.65603470273029">
            <text:p>1.6560347027</text:p>
          </table:table-cell>
          <table:table-cell table:style-name="ce7" table:formula="of:=[.K$3]/[.K10]" office:value-type="float" office:value="69.8137279918346">
            <text:p>69.8137279918</text:p>
          </table:table-cell>
          <table:table-cell table:style-name="ce7" office:value-type="float" office:value="13.44">
            <text:p>13.44</text:p>
          </table:table-cell>
          <table:table-cell table:formula="of:=[.N9]/[.N10]" office:value-type="float" office:value="1.64732142857143">
            <text:p>1.6473214286</text:p>
          </table:table-cell>
          <table:table-cell table:style-name="ce7" table:formula="of:=[.N$3]/[.N10]" office:value-type="float" office:value="38.4523809523809">
            <text:p>38.4523809524</text:p>
          </table:table-cell>
          <table:table-cell table:style-name="ce7" office:value-type="float" office:value="14.38">
            <text:p>14.38</text:p>
          </table:table-cell>
          <table:table-cell table:formula="of:=[.Q9]/[.Q10]" office:value-type="float" office:value="1.99165507649513">
            <text:p>1.9916550765</text:p>
          </table:table-cell>
          <table:table-cell table:style-name="ce7" table:formula="of:=[.Q$3]/[.Q10]" office:value-type="float" office:value="5.40472878998609">
            <text:p>5.40472879</text:p>
          </table:table-cell>
        </table:table-row>
        <table:table-row table:style-name="ro1">
          <table:table-cell table:number-columns-repeated="7"/>
          <table:table-cell table:style-name="ce5"/>
          <table:table-cell table:style-name="Default"/>
          <table:table-cell table:style-name="ce7" table:number-columns-repeated="6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style-name="ce6"/>
          <table:table-cell/>
          <table:table-cell table:style-name="ce6"/>
          <table:table-cell table:number-columns-repeated="5"/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6" table:style-name="ce5" office:value-type="float" office:value="1">
            <text:p>1</text:p>
          </table:table-cell>
          <table:table-cell table:style-name="ce8" office:value-type="float" office:value="24">
            <text:p>2.40E+001</text:p>
          </table:table-cell>
          <table:table-cell table:number-columns-repeated="2"/>
          <table:table-cell table:style-name="ce8" office:value-type="float" office:value="237">
            <text:p>2.37E+002</text:p>
          </table:table-cell>
          <table:table-cell table:number-columns-repeated="2"/>
          <table:table-cell table:style-name="ce8" office:value-type="float" office:value="39.7">
            <text:p>3.97E+001</text:p>
          </table:table-cell>
          <table:table-cell table:number-columns-repeated="2"/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6.7">
            <text:p>1.67E+001</text:p>
          </table:table-cell>
          <table:table-cell table:formula="of:=[.K13]/[.K14]" office:value-type="float" office:value="1.43712574850299">
            <text:p>1.4371257485</text:p>
          </table:table-cell>
          <table:table-cell table:style-name="ce7" table:formula="of:=[.K$3]/[.K14]" office:value-type="float" office:value="3.27664670658683">
            <text:p>3.2766467066</text:p>
          </table:table-cell>
          <table:table-cell table:style-name="ce8" office:value-type="float" office:value="230">
            <text:p>2.30E+002</text:p>
          </table:table-cell>
          <table:table-cell table:formula="of:=[.N13]/[.N14]" office:value-type="float" office:value="1.0304347826087">
            <text:p>1.0304347826</text:p>
          </table:table-cell>
          <table:table-cell table:style-name="ce7" table:formula="of:=[.N$3]/[.N14]" office:value-type="float" office:value="2.24695652173913">
            <text:p>2.2469565217</text:p>
          </table:table-cell>
          <table:table-cell table:style-name="ce8" office:value-type="float" office:value="46">
            <text:p>4.60E+001</text:p>
          </table:table-cell>
          <table:table-cell table:formula="of:=[.Q13]/[.Q14]" office:value-type="float" office:value="0.863043478260869">
            <text:p>0.8630434783</text:p>
          </table:table-cell>
          <table:table-cell table:style-name="ce7" table:formula="of:=[.Q$3]/[.Q14]" office:value-type="float" office:value="1.6895652173913">
            <text:p>1.6895652174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3.1">
            <text:p>1.31E+001</text:p>
          </table:table-cell>
          <table:table-cell table:formula="of:=[.K14]/[.K15]" office:value-type="float" office:value="1.27480916030534">
            <text:p>1.2748091603</text:p>
          </table:table-cell>
          <table:table-cell table:style-name="ce7" table:formula="of:=[.K$3]/[.K15]" office:value-type="float" office:value="4.17709923664122">
            <text:p>4.1770992366</text:p>
          </table:table-cell>
          <table:table-cell table:style-name="ce8" office:value-type="float" office:value="233">
            <text:p>2.33E+002</text:p>
          </table:table-cell>
          <table:table-cell table:formula="of:=[.N14]/[.N15]" office:value-type="float" office:value="0.987124463519313">
            <text:p>0.9871244635</text:p>
          </table:table-cell>
          <table:table-cell table:style-name="ce7" table:formula="of:=[.N$3]/[.N15]" office:value-type="float" office:value="2.21802575107296">
            <text:p>2.2180257511</text:p>
          </table:table-cell>
          <table:table-cell table:style-name="ce8" office:value-type="float" office:value="44.6">
            <text:p>4.46E+001</text:p>
          </table:table-cell>
          <table:table-cell table:formula="of:=[.Q14]/[.Q15]" office:value-type="float" office:value="1.03139013452915">
            <text:p>1.0313901345</text:p>
          </table:table-cell>
          <table:table-cell table:style-name="ce7" table:formula="of:=[.Q$3]/[.Q15]" office:value-type="float" office:value="1.74260089686099">
            <text:p>1.7426008969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1.1">
            <text:p>1.11E+001</text:p>
          </table:table-cell>
          <table:table-cell table:formula="of:=[.K15]/[.K16]" office:value-type="float" office:value="1.18018018018018">
            <text:p>1.1801801802</text:p>
          </table:table-cell>
          <table:table-cell table:style-name="ce7" table:formula="of:=[.K$3]/[.K16]" office:value-type="float" office:value="4.92972972972973">
            <text:p>4.9297297297</text:p>
          </table:table-cell>
          <table:table-cell table:style-name="ce8" office:value-type="float" office:value="239">
            <text:p>2.39E+002</text:p>
          </table:table-cell>
          <table:table-cell table:formula="of:=[.N15]/[.N16]" office:value-type="float" office:value="0.97489539748954">
            <text:p>0.9748953975</text:p>
          </table:table-cell>
          <table:table-cell table:style-name="ce7" table:formula="of:=[.N$3]/[.N16]" office:value-type="float" office:value="2.16234309623431">
            <text:p>2.1623430962</text:p>
          </table:table-cell>
          <table:table-cell table:style-name="ce8" office:value-type="float" office:value="39.1">
            <text:p>3.91E+001</text:p>
          </table:table-cell>
          <table:table-cell table:formula="of:=[.Q15]/[.Q16]" office:value-type="float" office:value="1.14066496163683">
            <text:p>1.1406649616</text:p>
          </table:table-cell>
          <table:table-cell table:style-name="ce7" table:formula="of:=[.Q$3]/[.Q16]" office:value-type="float" office:value="1.98772378516624">
            <text:p>1.9877237852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4" table:style-name="ce5" office:value-type="float" office:value="1">
            <text:p>1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11.6">
            <text:p>1.16E+001</text:p>
          </table:table-cell>
          <table:table-cell table:formula="of:=[.K16]/[.K17]" office:value-type="float" office:value="0.956896551724138">
            <text:p>0.9568965517</text:p>
          </table:table-cell>
          <table:table-cell table:style-name="ce7" table:formula="of:=[.K$3]/[.K17]" office:value-type="float" office:value="4.71724137931034">
            <text:p>4.7172413793</text:p>
          </table:table-cell>
          <table:table-cell table:style-name="ce8" office:value-type="float" office:value="240">
            <text:p>2.40E+002</text:p>
          </table:table-cell>
          <table:table-cell table:formula="of:=[.N16]/[.N17]" office:value-type="float" office:value="0.995833333333333">
            <text:p>0.9958333333</text:p>
          </table:table-cell>
          <table:table-cell table:style-name="ce7" table:formula="of:=[.N$3]/[.N17]" office:value-type="float" office:value="2.15333333333333">
            <text:p>2.1533333333</text:p>
          </table:table-cell>
          <table:table-cell table:style-name="ce8" office:value-type="float" office:value="38.4">
            <text:p>3.84E+001</text:p>
          </table:table-cell>
          <table:table-cell table:formula="of:=[.Q16]/[.Q17]" office:value-type="float" office:value="1.01822916666667">
            <text:p>1.0182291667</text:p>
          </table:table-cell>
          <table:table-cell table:style-name="ce7" table:formula="of:=[.Q$3]/[.Q17]" office:value-type="float" office:value="2.02395833333333">
            <text:p>2.0239583333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8" office:value-type="float" office:value="5.03">
            <text:p>5.03E+000</text:p>
          </table:table-cell>
          <table:table-cell table:formula="of:=[.K17]/[.K18]" office:value-type="float" office:value="2.30616302186879">
            <text:p>2.3061630219</text:p>
          </table:table-cell>
          <table:table-cell table:style-name="ce7" table:formula="of:=[.K$3]/[.K18]" office:value-type="float" office:value="10.8787276341948">
            <text:p>10.8787276342</text:p>
          </table:table-cell>
          <table:table-cell table:style-name="ce8" office:value-type="float" office:value="134">
            <text:p>1.34E+002</text:p>
          </table:table-cell>
          <table:table-cell table:formula="of:=[.N17]/[.N18]" office:value-type="float" office:value="1.7910447761194">
            <text:p>1.7910447761</text:p>
          </table:table-cell>
          <table:table-cell table:style-name="ce7" table:formula="of:=[.N$3]/[.N18]" office:value-type="float" office:value="3.85671641791045">
            <text:p>3.8567164179</text:p>
          </table:table-cell>
          <table:table-cell table:style-name="ce8" office:value-type="float" office:value="20">
            <text:p>2.00E+001</text:p>
          </table:table-cell>
          <table:table-cell table:formula="of:=[.Q17]/[.Q18]" office:value-type="float" office:value="1.92">
            <text:p>1.92</text:p>
          </table:table-cell>
          <table:table-cell table:style-name="ce7" table:formula="of:=[.Q$3]/[.Q18]" office:value-type="float" office:value="3.886">
            <text:p>3.886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2.65">
            <text:p>2.65E+000</text:p>
          </table:table-cell>
          <table:table-cell table:formula="of:=[.K18]/[.K19]" office:value-type="float" office:value="1.89811320754717">
            <text:p>1.8981132075</text:p>
          </table:table-cell>
          <table:table-cell table:style-name="ce7" table:formula="of:=[.K$3]/[.K19]" office:value-type="float" office:value="20.6490566037736">
            <text:p>20.6490566038</text:p>
          </table:table-cell>
          <table:table-cell table:style-name="ce8" office:value-type="float" office:value="67.9">
            <text:p>6.79E+001</text:p>
          </table:table-cell>
          <table:table-cell table:formula="of:=[.N18]/[.N19]" office:value-type="float" office:value="1.97349042709867">
            <text:p>1.9734904271</text:p>
          </table:table-cell>
          <table:table-cell table:style-name="ce7" table:formula="of:=[.N$3]/[.N19]" office:value-type="float" office:value="7.61119293078056">
            <text:p>7.6111929308</text:p>
          </table:table-cell>
          <table:table-cell table:style-name="ce8" office:value-type="float" office:value="10.1">
            <text:p>1.01E+001</text:p>
          </table:table-cell>
          <table:table-cell table:formula="of:=[.Q18]/[.Q19]" office:value-type="float" office:value="1.98019801980198">
            <text:p>1.9801980198</text:p>
          </table:table-cell>
          <table:table-cell table:style-name="ce7" table:formula="of:=[.Q$3]/[.Q19]" office:value-type="float" office:value="7.6950495049505">
            <text:p>7.695049505</text:p>
          </table:table-cell>
        </table:table-row>
        <table:table-row table:style-name="ro2">
          <table:table-cell table:number-columns-repeated="3" table:style-name="ce5" office:value-type="float" office:value="128">
            <text:p>128</text:p>
          </table:table-cell>
          <table:table-cell table:style-name="ce5" office:value-type="float" office:value="2097152">
            <text:p>2097152</text:p>
          </table:table-cell>
          <table:table-cell table:number-columns-repeated="2" table:style-name="ce5" office:value-type="float" office:value="1">
            <text:p>1</text:p>
          </table:table-cell>
          <table:table-cell table:number-columns-repeated="2" table:style-name="ce5" office:value-type="float" office:value="8">
            <text:p>8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8">
            <text:p>8</text:p>
          </table:table-cell>
          <table:table-cell table:style-name="ce8" office:value-type="float" office:value="1.46">
            <text:p>1.46E+000</text:p>
          </table:table-cell>
          <table:table-cell table:formula="of:=[.K19]/[.K20]" office:value-type="float" office:value="1.81506849315069">
            <text:p>1.8150684932</text:p>
          </table:table-cell>
          <table:table-cell table:style-name="ce7" table:formula="of:=[.K$3]/[.K20]" office:value-type="float" office:value="37.4794520547945">
            <text:p>37.4794520548</text:p>
          </table:table-cell>
          <table:table-cell table:style-name="ce8" office:value-type="float" office:value="36.2">
            <text:p>3.62E+001</text:p>
          </table:table-cell>
          <table:table-cell table:formula="of:=[.N19]/[.N20]" office:value-type="float" office:value="1.87569060773481">
            <text:p>1.8756906077</text:p>
          </table:table-cell>
          <table:table-cell table:style-name="ce7" table:formula="of:=[.N$3]/[.N20]" office:value-type="float" office:value="14.2762430939226">
            <text:p>14.2762430939</text:p>
          </table:table-cell>
          <table:table-cell table:style-name="ce8" office:value-type="float" office:value="5.17">
            <text:p>5.17E+000</text:p>
          </table:table-cell>
          <table:table-cell table:formula="of:=[.Q19]/[.Q20]" office:value-type="float" office:value="1.95357833655706">
            <text:p>1.9535783366</text:p>
          </table:table-cell>
          <table:table-cell table:style-name="ce7" table:formula="of:=[.Q$3]/[.Q20]" office:value-type="float" office:value="15.0328820116054">
            <text:p>15.0328820116</text:p>
          </table:table-cell>
        </table:table-row>
        <table:table-row table:style-name="ro1">
          <table:table-cell table:number-columns-repeated="8"/>
          <table:table-cell table:style-name="Default" table:number-columns-repeated="3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</table:table-row>
        <table:table-row table:style-name="ro1" table:number-rows-repeated="28"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8"/>
          <table:table-cell table:style-name="ce2" table:number-columns-repeated="3"/>
          <table:table-cell table:number-columns-repeated="8"/>
        </table:table-row>
        <table:table-row table:style-name="ro1" table:number-rows-repeated="65">
          <table:table-cell table:number-columns-repeated="19"/>
        </table:table-row>
        <table:table-row table:style-name="ro1" table:number-rows-repeated="7">
          <table:table-cell table:number-columns-repeated="8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8"/>
        </table:table-row>
      </table:table>
      <table:table table:name="Plot" table:style-name="ta1">
        <table:shapes>
          <draw:frame draw:z-index="0" draw:style-name="gr1" svg:width="5.6476in" svg:height="3.2106in" svg:x="0in" svg:y="0in">
            <draw:object draw:notify-on-update-of-ranges="ExecutionTime.H4:ExecutionTime.H10 ExecutionTime.H4:ExecutionTime.H10 ExecutionTime.M1:ExecutionTime.M1 ExecutionTime.M4:ExecutionTime.M10 ExecutionTime.H4:ExecutionTime.H10 ExecutionTime.P1:ExecutionTime.P1 ExecutionTime.P4:ExecutionTime.P10 ExecutionTime.H4:ExecutionTime.H10 ExecutionTime.S1:ExecutionTime.S1 ExecutionTime.S4:ExecutionTime.S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4307in" svg:height="3.2417in" svg:x="6.0921in" svg:y="0in">
            <draw:object draw:notify-on-update-of-ranges="ExecutionTime.H4:ExecutionTime.H10 ExecutionTime.H4:ExecutionTime.H10 ExecutionTime.M1:ExecutionTime.M1 ExecutionTime.M14:ExecutionTime.M20 ExecutionTime.H4:ExecutionTime.H10 ExecutionTime.P1:ExecutionTime.P1 ExecutionTime.P14:ExecutionTime.P20 ExecutionTime.H4:ExecutionTime.H10 ExecutionTime.S1:ExecutionTime.S1 ExecutionTime.S14:ExecutionTime.S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noy </meta:initial-creator>
    <meta:creation-date>2014-08-02T16:32:27</meta:creation-date>
    <dc:date>2014-11-22T12:28:05</dc:date>
    <dc:creator>ninoy </dc:creator>
    <meta:editing-duration>P2DT1H37M36S</meta:editing-duration>
    <meta:editing-cycles>149</meta:editing-cycles>
    <meta:generator>LibreOffice/3.5$Linux_X86_64 LibreOffice_project/350m1$Build-2</meta:generator>
    <meta:document-statistic meta:table-count="10" meta:cell-count="10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46cm" svg:height="8.156cm" xlink:href=".." xlink:type="simple" chart:class="chart:scatter" chart:column-mapping="0 1 2" chart:style-name="ch1">
        <chart:title svg:x="5.648cm" svg:y="0.299cm" chart:style-name="ch2">
          <text:p>Speedup (mpi)</text:p>
        </chart:title>
        <chart:legend chart:legend-position="end" svg:x="10.753cm" svg:y="3.281cm" style:legend-expansion="high" chart:style-name="ch3"/>
        <chart:plot-area chart:style-name="ch4" table:cell-range-address="ExecutionTime.H4:ExecutionTime.H10 ExecutionTime.M1:ExecutionTime.M1 ExecutionTime.M4:ExecutionTime.M10 ExecutionTime.P1:ExecutionTime.P1 ExecutionTime.P4:ExecutionTime.P10 ExecutionTime.S1:ExecutionTime.S1 ExecutionTime.S4:ExecutionTime.S10" chart:data-source-has-labels="both" svg:x="1.297cm" svg:y="1.567cm" svg:width="8.884cm" svg:height="5.445cm">
          <chartooo:coordinate-region svg:x="1.918cm" svg:y="1.766cm" svg:width="7.983cm" svg:height="4.599cm"/>
          <chart:axis chart:dimension="x" chart:name="primary-x" chart:style-name="ch5" chartooo:axis-type="auto">
            <chart:title svg:x="4.967cm" svg:y="7.175cm" chart:style-name="ch6">
              <text:p>#mpi proc</text:p>
            </chart:title>
            <chart:categories table:cell-range-address="ExecutionTime.H4:ExecutionTime.H10"/>
          </chart:axis>
          <chart:axis chart:dimension="y" chart:name="primary-y" chart:style-name="ch5">
            <chart:title svg:x="0.451cm" svg:y="4.981cm" chart:style-name="ch7">
              <text:p>speedup</text:p>
            </chart:title>
            <chart:grid chart:style-name="ch8" chart:class="major"/>
          </chart:axis>
          <chart:series chart:style-name="ch9" chart:values-cell-range-address="ExecutionTime.M4:ExecutionTime.M10" chart:label-cell-address="ExecutionTime.M1:ExecutionTime.M1" chart:class="chart:scatter">
            <chart:domain table:cell-range-address="ExecutionTime.H4:ExecutionTime.H10"/>
            <chart:data-point chart:repeated="7"/>
          </chart:series>
          <chart:series chart:style-name="ch10" chart:values-cell-range-address="ExecutionTime.P4:ExecutionTime.P10" chart:label-cell-address="ExecutionTime.P1:ExecutionTime.P1" chart:class="chart:scatter">
            <chart:data-point chart:repeated="7"/>
          </chart:series>
          <chart:series chart:style-name="ch11" chart:values-cell-range-address="ExecutionTime.S4:ExecutionTime.S10" chart:label-cell-address="ExecutionTime.S1:ExecutionTime.S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it speedup</text:p>
                <draw:g>
                  <svg:desc>ExecutionTime.M1:ExecutionTime.M1</svg:desc>
                </draw:g>
              </table:table-cell>
              <table:table-cell office:value-type="string">
                <text:p>comp speedup</text:p>
                <draw:g>
                  <svg:desc>ExecutionTime.P1:ExecutionTime.P1</svg:desc>
                </draw:g>
              </table:table-cell>
              <table:table-cell office:value-type="string">
                <text:p>out speedup</text:p>
                <draw:g>
                  <svg:desc>ExecutionTime.S1:ExecutionTime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ExecutionTime.H4:ExecutionTime.H10</svg:desc>
                </draw:g>
              </table:table-cell>
              <table:table-cell office:value-type="float" office:value="2">
                <text:p>2</text:p>
                <draw:g>
                  <svg:desc>ExecutionTime.H4:ExecutionTime.H10</svg:desc>
                </draw:g>
              </table:table-cell>
              <table:table-cell office:value-type="float" office:value="1.74601148691768">
                <text:p>1.74601148691768</text:p>
                <draw:g>
                  <svg:desc>ExecutionTime.M4:ExecutionTime.M10</svg:desc>
                </draw:g>
              </table:table-cell>
              <table:table-cell office:value-type="float" office:value="1.3258081067214">
                <text:p>1.3258081067214</text:p>
                <draw:g>
                  <svg:desc>ExecutionTime.P4:ExecutionTime.P10</svg:desc>
                </draw:g>
              </table:table-cell>
              <table:table-cell office:value-type="float" office:value="1.56001605780811">
                <text:p>1.56001605780811</text:p>
                <draw:g>
                  <svg:desc>ExecutionTime.S4:ExecutionTime.S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09580838323353">
                <text:p>4.09580838323353</text:p>
              </table:table-cell>
              <table:table-cell office:value-type="float" office:value="2.3771849126035">
                <text:p>2.3771849126035</text:p>
              </table:table-cell>
              <table:table-cell office:value-type="float" office:value="3.61824953445065">
                <text:p>3.618249534450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8525090102578">
                <text:p>7.58525090102578</text:p>
              </table:table-cell>
              <table:table-cell office:value-type="float" office:value="3.41798941798942">
                <text:p>3.41798941798942</text:p>
              </table:table-cell>
              <table:table-cell office:value-type="float" office:value="2.04096638655462">
                <text:p>2.040966386554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.6960556844548">
                <text:p>12.6960556844548</text:p>
              </table:table-cell>
              <table:table-cell office:value-type="float" office:value="6.61377015613002">
                <text:p>6.61377015613002</text:p>
              </table:table-cell>
              <table:table-cell office:value-type="float" office:value="0.698920863309352">
                <text:p>0.69892086330935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3.0886075949367">
                <text:p>23.0886075949367</text:p>
              </table:table-cell>
              <table:table-cell office:value-type="float" office:value="12.7227966518956">
                <text:p>12.7227966518956</text:p>
              </table:table-cell>
              <table:table-cell office:value-type="float" office:value="1.36112084063047">
                <text:p>1.3611208406304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2.1571648690293">
                <text:p>42.1571648690293</text:p>
              </table:table-cell>
              <table:table-cell office:value-type="float" office:value="23.3423667570009">
                <text:p>23.3423667570009</text:p>
              </table:table-cell>
              <table:table-cell office:value-type="float" office:value="2.71368715083799">
                <text:p>2.713687150837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69.8137279918346">
                <text:p>69.8137279918346</text:p>
              </table:table-cell>
              <table:table-cell office:value-type="float" office:value="38.4523809523809">
                <text:p>38.4523809523809</text:p>
              </table:table-cell>
              <table:table-cell office:value-type="float" office:value="5.40472878998609">
                <text:p>5.40472878998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95cm" svg:height="8.235cm" xlink:href=".." xlink:type="simple" chart:class="chart:scatter" chart:style-name="ch1">
        <chart:title svg:x="5.306cm" svg:y="0.3cm" chart:style-name="ch2">
          <text:p>Speedup (omp)</text:p>
        </chart:title>
        <chart:legend chart:legend-position="end" svg:x="10.202cm" svg:y="3.32cm" style:legend-expansion="high" chart:style-name="ch3"/>
        <chart:plot-area chart:style-name="ch4" table:cell-range-address="ExecutionTime.H4:ExecutionTime.H10 ExecutionTime.M1:ExecutionTime.M1 ExecutionTime.M14:ExecutionTime.M20 ExecutionTime.P1:ExecutionTime.P1 ExecutionTime.P14:ExecutionTime.P20 ExecutionTime.S1:ExecutionTime.S1 ExecutionTime.S14:ExecutionTime.S20" chart:data-source-has-labels="both" svg:x="1.286cm" svg:y="1.571cm" svg:width="8.366cm" svg:height="5.519cm">
          <chartooo:coordinate-region svg:x="1.907cm" svg:y="1.77cm" svg:width="7.465cm" svg:height="4.673cm"/>
          <chart:axis chart:dimension="x" chart:name="primary-x" chart:style-name="ch5" chartooo:axis-type="auto">
            <chart:title svg:x="4.499cm" svg:y="7.254cm" chart:style-name="ch6">
              <text:p>#omp thread</text:p>
            </chart:title>
            <chart:categories table:cell-range-address="ExecutionTime.H4:ExecutionTime.H10"/>
          </chart:axis>
          <chart:axis chart:dimension="x" chart:name="secondary-x" chart:style-name="ch7"/>
          <chart:axis chart:dimension="y" chart:name="primary-y" chart:style-name="ch5">
            <chart:title svg:x="0.451cm" svg:y="5.022cm" chart:style-name="ch8">
              <text:p>speedup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ExecutionTime.M14:ExecutionTime.M20" chart:label-cell-address="ExecutionTime.M1:ExecutionTime.M1" chart:class="chart:scatter">
            <chart:domain table:cell-range-address="ExecutionTime.H4:ExecutionTime.H10"/>
            <chart:data-point chart:repeated="7"/>
          </chart:series>
          <chart:series chart:attached-axis="primary-y" chart:style-name="ch11" chart:values-cell-range-address="ExecutionTime.P14:ExecutionTime.P20" chart:label-cell-address="ExecutionTime.P1:ExecutionTime.P1" chart:class="chart:scatter">
            <chart:data-point chart:repeated="7"/>
          </chart:series>
          <chart:series chart:attached-axis="primary-y" chart:style-name="ch12" chart:values-cell-range-address="ExecutionTime.S14:ExecutionTime.S20" chart:label-cell-address="ExecutionTime.S1:ExecutionTime.S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it speedup</text:p>
                <draw:g>
                  <svg:desc>ExecutionTime.M1:ExecutionTime.M1</svg:desc>
                </draw:g>
              </table:table-cell>
              <table:table-cell office:value-type="string">
                <text:p>comp speedup</text:p>
                <draw:g>
                  <svg:desc>ExecutionTime.P1:ExecutionTime.P1</svg:desc>
                </draw:g>
              </table:table-cell>
              <table:table-cell office:value-type="string">
                <text:p>out speedup</text:p>
                <draw:g>
                  <svg:desc>ExecutionTime.S1:ExecutionTime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ExecutionTime.H4:ExecutionTime.H10</svg:desc>
                </draw:g>
              </table:table-cell>
              <table:table-cell office:value-type="float" office:value="2">
                <text:p>2</text:p>
                <draw:g>
                  <svg:desc>ExecutionTime.H4:ExecutionTime.H10</svg:desc>
                </draw:g>
              </table:table-cell>
              <table:table-cell office:value-type="float" office:value="3.27664670658683">
                <text:p>3.27664670658683</text:p>
                <draw:g>
                  <svg:desc>ExecutionTime.M14:ExecutionTime.M20</svg:desc>
                </draw:g>
              </table:table-cell>
              <table:table-cell office:value-type="float" office:value="2.24695652173913">
                <text:p>2.24695652173913</text:p>
                <draw:g>
                  <svg:desc>ExecutionTime.P14:ExecutionTime.P20</svg:desc>
                </draw:g>
              </table:table-cell>
              <table:table-cell office:value-type="float" office:value="1.6895652173913">
                <text:p>1.6895652173913</text:p>
                <draw:g>
                  <svg:desc>ExecutionTime.S14:ExecutionTime.S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17709923664122">
                <text:p>4.17709923664122</text:p>
              </table:table-cell>
              <table:table-cell office:value-type="float" office:value="2.21802575107296">
                <text:p>2.21802575107296</text:p>
              </table:table-cell>
              <table:table-cell office:value-type="float" office:value="1.74260089686099">
                <text:p>1.742600896860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.92972972972973">
                <text:p>4.92972972972973</text:p>
              </table:table-cell>
              <table:table-cell office:value-type="float" office:value="2.16234309623431">
                <text:p>2.16234309623431</text:p>
              </table:table-cell>
              <table:table-cell office:value-type="float" office:value="1.98772378516624">
                <text:p>1.987723785166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4.71724137931034">
                <text:p>4.71724137931034</text:p>
              </table:table-cell>
              <table:table-cell office:value-type="float" office:value="2.15333333333333">
                <text:p>2.15333333333333</text:p>
              </table:table-cell>
              <table:table-cell office:value-type="float" office:value="2.02395833333333">
                <text:p>2.023958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0.8787276341948">
                <text:p>10.8787276341948</text:p>
              </table:table-cell>
              <table:table-cell office:value-type="float" office:value="3.85671641791045">
                <text:p>3.85671641791045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0.6490566037736">
                <text:p>20.6490566037736</text:p>
              </table:table-cell>
              <table:table-cell office:value-type="float" office:value="7.61119293078056">
                <text:p>7.61119293078056</text:p>
              </table:table-cell>
              <table:table-cell office:value-type="float" office:value="7.6950495049505">
                <text:p>7.695049504950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37.4794520547945">
                <text:p>37.4794520547945</text:p>
              </table:table-cell>
              <table:table-cell office:value-type="float" office:value="14.2762430939226">
                <text:p>14.2762430939226</text:p>
              </table:table-cell>
              <table:table-cell office:value-type="float" office:value="15.0328820116054">
                <text:p>15.03288201160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